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1.6736in" style:rel-column-width="16383*"/>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style:font-name="DejaVu Sans" fo:language="fr" fo:country="FR" officeooo:rsid="0013ef56" officeooo:paragraph-rsid="0013ef56" style:font-size-asian="10.5pt"/>
    </style:style>
    <style:style style:name="P2" style:family="paragraph" style:parent-style-name="Standard">
      <style:paragraph-properties fo:text-align="center" style:justify-single-word="false"/>
      <style:text-properties style:font-name="DejaVu Sans" fo:language="fr" fo:country="FR" officeooo:rsid="0013ef56" officeooo:paragraph-rsid="0013ef56"/>
    </style:style>
    <style:style style:name="P3" style:family="paragraph" style:parent-style-name="Standard">
      <style:paragraph-properties fo:text-align="start" style:justify-single-word="false"/>
      <style:text-properties style:font-name="DejaVu Sans" fo:language="fr" fo:country="FR" officeooo:rsid="0013ef56" officeooo:paragraph-rsid="0013ef56"/>
    </style:style>
    <style:style style:name="P4" style:family="paragraph" style:parent-style-name="Standard">
      <style:paragraph-properties fo:text-align="start" style:justify-single-word="false"/>
      <style:text-properties style:font-name="DejaVu Sans" fo:language="fr" fo:country="FR" officeooo:rsid="0015a0e5" officeooo:paragraph-rsid="0015a0e5"/>
    </style:style>
    <style:style style:name="P5" style:family="paragraph" style:parent-style-name="Standard">
      <style:paragraph-properties fo:text-align="start" style:justify-single-word="false"/>
      <style:text-properties style:font-name="DejaVu Sans" fo:language="fr" fo:country="FR" officeooo:rsid="0015f822" officeooo:paragraph-rsid="0015f822"/>
    </style:style>
    <style:style style:name="P6" style:family="paragraph" style:parent-style-name="Standard">
      <style:paragraph-properties fo:text-align="start" style:justify-single-word="false"/>
      <style:text-properties style:font-name="DejaVu Sans" fo:language="fr" fo:country="FR" officeooo:rsid="00167e2e" officeooo:paragraph-rsid="00167e2e"/>
    </style:style>
    <style:style style:name="P7" style:family="paragraph" style:parent-style-name="Standard">
      <style:paragraph-properties fo:text-align="start" style:justify-single-word="false"/>
      <style:text-properties style:font-name="DejaVu Sans" fo:language="fr" fo:country="FR" officeooo:rsid="0016e194" officeooo:paragraph-rsid="0016e194"/>
    </style:style>
    <style:style style:name="P8" style:family="paragraph" style:parent-style-name="Standard">
      <style:paragraph-properties fo:text-align="start" style:justify-single-word="false"/>
      <style:text-properties style:font-name="DejaVu Sans" fo:language="fr" fo:country="FR" fo:font-weight="bold" officeooo:rsid="0016e194" officeooo:paragraph-rsid="0016e194" style:font-weight-asian="bold" style:font-weight-complex="bold"/>
    </style:style>
    <style:style style:name="P9" style:family="paragraph" style:parent-style-name="Standard">
      <style:paragraph-properties fo:text-align="start" style:justify-single-word="false"/>
      <style:text-properties style:font-name="DejaVu Sans" fo:language="fr" fo:country="FR" officeooo:rsid="00184bf7" officeooo:paragraph-rsid="00184bf7"/>
    </style:style>
    <style:style style:name="P10" style:family="paragraph" style:parent-style-name="Standard">
      <style:paragraph-properties fo:text-align="start" style:justify-single-word="false"/>
      <style:text-properties style:font-name="DejaVu Sans" fo:language="fr" fo:country="FR" officeooo:rsid="001a6b8f" officeooo:paragraph-rsid="001a6b8f"/>
    </style:style>
    <style:style style:name="P11" style:family="paragraph" style:parent-style-name="Standard">
      <style:paragraph-properties fo:text-align="start" style:justify-single-word="false"/>
      <style:text-properties style:font-name="DejaVu Sans" fo:language="fr" fo:country="FR" officeooo:rsid="001e58ad" officeooo:paragraph-rsid="001e58ad"/>
    </style:style>
    <style:style style:name="P12" style:family="paragraph" style:parent-style-name="Standard">
      <style:paragraph-properties fo:text-align="start" style:justify-single-word="false"/>
      <style:text-properties style:font-name="DejaVu Sans" fo:language="fr" fo:country="FR" officeooo:rsid="001fd397" officeooo:paragraph-rsid="001fd397"/>
    </style:style>
    <style:style style:name="P13" style:family="paragraph" style:parent-style-name="Standard">
      <style:paragraph-properties fo:text-align="start" style:justify-single-word="false"/>
      <style:text-properties style:font-name="DejaVu Sans" fo:language="fr" fo:country="FR" officeooo:rsid="00202571" officeooo:paragraph-rsid="00202571"/>
    </style:style>
    <style:style style:name="P14" style:family="paragraph" style:parent-style-name="Standard">
      <style:paragraph-properties fo:text-align="start" style:justify-single-word="false"/>
      <style:text-properties style:font-name="DejaVu Sans" fo:language="fr" fo:country="FR" officeooo:rsid="0020f2d3" officeooo:paragraph-rsid="0020f2d3"/>
    </style:style>
    <style:style style:name="P15" style:family="paragraph" style:parent-style-name="Standard">
      <style:paragraph-properties fo:text-align="start" style:justify-single-word="false"/>
      <style:text-properties style:font-name="DejaVu Sans" fo:language="fr" fo:country="FR" style:text-underline-style="none" officeooo:rsid="0016e194" officeooo:paragraph-rsid="0016e194"/>
    </style:style>
    <style:style style:name="P16" style:family="paragraph" style:parent-style-name="Standard">
      <style:paragraph-properties fo:text-align="start" style:justify-single-word="false"/>
      <style:text-properties style:font-name="DejaVu Sans" fo:language="fr" fo:country="FR" style:text-underline-style="none" officeooo:rsid="00184bf7" officeooo:paragraph-rsid="00184bf7"/>
    </style:style>
    <style:style style:name="P17" style:family="paragraph" style:parent-style-name="Standard">
      <style:paragraph-properties fo:text-align="start" style:justify-single-word="false"/>
      <style:text-properties style:font-name="DejaVu Sans" fo:language="fr" fo:country="FR" style:text-underline-style="none" fo:font-weight="normal" officeooo:rsid="001a6b8f" officeooo:paragraph-rsid="001a6b8f" style:font-weight-asian="normal" style:font-weight-complex="normal"/>
    </style:style>
    <style:style style:name="P18" style:family="paragraph" style:parent-style-name="Standard">
      <style:paragraph-properties fo:text-align="start" style:justify-single-word="false"/>
      <style:text-properties style:font-name="DejaVu Sans" fo:language="fr" fo:country="FR" style:text-underline-style="none" fo:font-weight="normal" officeooo:rsid="001e58ad" officeooo:paragraph-rsid="001e58ad" style:font-weight-asian="normal" style:font-weight-complex="normal"/>
    </style:style>
    <style:style style:name="P19" style:family="paragraph" style:parent-style-name="Standard">
      <style:paragraph-properties fo:text-align="start" style:justify-single-word="false"/>
      <style:text-properties style:font-name="DejaVu Sans" fo:language="fr" fo:country="FR" style:text-underline-style="none" fo:font-weight="normal" officeooo:rsid="001f6ba8" officeooo:paragraph-rsid="001f6ba8" style:font-weight-asian="normal" style:font-weight-complex="normal"/>
    </style:style>
    <style:style style:name="P20" style:family="paragraph" style:parent-style-name="Standard">
      <style:paragraph-properties fo:text-align="start" style:justify-single-word="false"/>
      <style:text-properties style:font-name="DejaVu Sans" fo:language="fr" fo:country="FR" style:text-underline-style="none" fo:font-weight="normal" officeooo:rsid="001fd397" officeooo:paragraph-rsid="001fd397" style:font-weight-asian="normal" style:font-weight-complex="normal"/>
    </style:style>
    <style:style style:name="P21" style:family="paragraph" style:parent-style-name="Standard">
      <style:paragraph-properties fo:text-align="start" style:justify-single-word="false"/>
      <style:text-properties style:font-name="DejaVu Sans" fo:language="fr" fo:country="FR" style:text-underline-style="none" fo:font-weight="normal" officeooo:rsid="00202571" officeooo:paragraph-rsid="00202571" style:font-weight-asian="normal" style:font-weight-complex="normal"/>
    </style:style>
    <style:style style:name="P22" style:family="paragraph" style:parent-style-name="Standard">
      <style:paragraph-properties fo:text-align="start" style:justify-single-word="false"/>
      <style:text-properties style:font-name="DejaVu Sans" fo:language="fr" fo:country="FR" style:text-underline-style="none" fo:font-weight="normal" officeooo:rsid="0020f2d3" officeooo:paragraph-rsid="0020f2d3" style:font-weight-asian="normal" style:font-weight-complex="normal"/>
    </style:style>
    <style:style style:name="P23" style:family="paragraph" style:parent-style-name="Standard">
      <style:paragraph-properties fo:text-align="start" style:justify-single-word="false"/>
      <style:text-properties style:font-name="DejaVu Sans" fo:language="fr" fo:country="FR" style:text-underline-style="none" fo:font-weight="normal" officeooo:rsid="00220f3a" officeooo:paragraph-rsid="00220f3a" style:font-weight-asian="normal" style:font-weight-complex="normal"/>
    </style:style>
    <style:style style:name="P24" style:family="paragraph" style:parent-style-name="Standard">
      <style:paragraph-properties fo:text-align="start" style:justify-single-word="false"/>
      <style:text-properties style:font-name="DejaVu Sans" fo:language="fr" fo:country="FR" style:text-underline-style="none" fo:font-weight="normal" officeooo:rsid="0024e1f3" officeooo:paragraph-rsid="0024e1f3" style:font-weight-asian="normal" style:font-weight-complex="normal"/>
    </style:style>
    <style:style style:name="P25" style:family="paragraph" style:parent-style-name="Standard">
      <style:paragraph-properties fo:text-align="start" style:justify-single-word="false"/>
      <style:text-properties style:font-name="DejaVu Sans" fo:language="fr" fo:country="FR" style:text-underline-style="none" fo:font-weight="normal" officeooo:rsid="00266cda" officeooo:paragraph-rsid="00266cda" style:font-weight-asian="normal" style:font-weight-complex="normal"/>
    </style:style>
    <style:style style:name="P26" style:family="paragraph" style:parent-style-name="Standard">
      <style:paragraph-properties fo:text-align="start" style:justify-single-word="false"/>
      <style:text-properties style:font-name="DejaVu Sans" fo:language="fr" fo:country="FR" style:text-underline-style="none" fo:font-weight="normal" officeooo:rsid="00281ad4" officeooo:paragraph-rsid="00281ad4" style:font-weight-asian="normal" style:font-weight-complex="normal"/>
    </style:style>
    <style:style style:name="P27" style:family="paragraph" style:parent-style-name="Standard">
      <style:paragraph-properties fo:text-align="start" style:justify-single-word="false"/>
      <style:text-properties style:font-name="DejaVu Sans" fo:language="fr" fo:country="FR" style:text-underline-style="none" officeooo:rsid="001a6b8f" officeooo:paragraph-rsid="001a6b8f"/>
    </style:style>
    <style:style style:name="P28" style:family="paragraph" style:parent-style-name="Standard">
      <style:paragraph-properties fo:text-align="start" style:justify-single-word="false"/>
      <style:text-properties style:font-name="DejaVu Sans" fo:language="fr" fo:country="FR" style:text-underline-style="none" officeooo:rsid="001abff7" officeooo:paragraph-rsid="001abff7"/>
    </style:style>
    <style:style style:name="P29" style:family="paragraph" style:parent-style-name="Standard">
      <style:paragraph-properties fo:text-align="start" style:justify-single-word="false"/>
      <style:text-properties style:font-name="DejaVu Sans" fo:language="fr" fo:country="FR" style:text-underline-style="none" officeooo:rsid="001c7e86" officeooo:paragraph-rsid="001c7e86"/>
    </style:style>
    <style:style style:name="P30" style:family="paragraph" style:parent-style-name="Standard">
      <style:paragraph-properties fo:text-align="start" style:justify-single-word="false"/>
      <style:text-properties style:font-name="DejaVu Sans" fo:language="fr" fo:country="FR" style:text-underline-style="none" fo:font-weight="bold" officeooo:rsid="00281ad4" officeooo:paragraph-rsid="00281ad4" style:font-weight-asian="bold" style:font-weight-complex="bold"/>
    </style:style>
    <style:style style:name="P31" style:family="paragraph" style:parent-style-name="Standard">
      <style:paragraph-properties fo:text-align="start" style:justify-single-word="false"/>
      <style:text-properties style:font-name="DejaVu Sans" fo:language="fr" fo:country="FR" style:text-underline-style="none" fo:font-weight="bold" officeooo:rsid="0029e721" officeooo:paragraph-rsid="0029e721" style:font-weight-asian="bold" style:font-weight-complex="bold"/>
    </style:style>
    <style:style style:name="P32" style:family="paragraph" style:parent-style-name="Standard">
      <style:paragraph-properties fo:text-align="start" style:justify-single-word="false"/>
      <style:text-properties style:font-name="DejaVu Sans" fo:language="fr" fo:country="FR" style:text-underline-style="none" fo:font-weight="bold" officeooo:rsid="002b583e" officeooo:paragraph-rsid="002b583e" style:font-weight-asian="bold" style:font-weight-complex="bold"/>
    </style:style>
    <style:style style:name="P33" style:family="paragraph" style:parent-style-name="Standard">
      <style:paragraph-properties fo:text-align="start" style:justify-single-word="false"/>
      <style:text-properties style:font-name="DejaVu Sans" fo:language="fr" fo:country="FR" style:text-underline-style="none" fo:font-weight="bold" officeooo:rsid="002c3b34" officeooo:paragraph-rsid="002c3b34" style:font-weight-asian="bold" style:font-weight-complex="bold"/>
    </style:style>
    <style:style style:name="P34" style:family="paragraph" style:parent-style-name="Standard">
      <style:paragraph-properties fo:text-align="start" style:justify-single-word="false"/>
      <style:text-properties style:font-name="DejaVu Sans" fo:language="fr" fo:country="FR" style:text-underline-style="none" fo:font-weight="bold" officeooo:rsid="002dd616" officeooo:paragraph-rsid="002dd616" style:font-weight-asian="bold" style:font-weight-complex="bold"/>
    </style:style>
    <style:style style:name="P35" style:family="paragraph" style:parent-style-name="Standard">
      <style:paragraph-properties fo:text-align="start" style:justify-single-word="false"/>
      <style:text-properties style:font-name="DejaVu Sans" fo:language="fr" fo:country="FR" style:text-underline-style="none" fo:font-weight="bold" officeooo:rsid="003336dc" officeooo:paragraph-rsid="003336dc" style:font-weight-asian="bold" style:font-weight-complex="bold"/>
    </style:style>
    <style:style style:name="P36" style:family="paragraph" style:parent-style-name="Standard">
      <style:paragraph-properties fo:text-align="start" style:justify-single-word="false"/>
      <style:text-properties style:font-name="DejaVu Sans" fo:language="fr" fo:country="FR" style:text-underline-style="none" fo:font-weight="bold" officeooo:rsid="003749ca" officeooo:paragraph-rsid="003749ca" style:font-weight-asian="bold" style:font-weight-complex="bold"/>
    </style:style>
    <style:style style:name="P37" style:family="paragraph" style:parent-style-name="Standard">
      <style:paragraph-properties fo:text-align="start" style:justify-single-word="false"/>
      <style:text-properties style:font-name="DejaVu Sans" fo:language="fr" fo:country="FR" style:text-underline-style="solid" style:text-underline-width="auto" style:text-underline-color="font-color" fo:font-weight="normal" officeooo:rsid="00220f3a" officeooo:paragraph-rsid="00220f3a" style:font-weight-asian="normal" style:font-weight-complex="normal"/>
    </style:style>
    <style:style style:name="P38" style:family="paragraph" style:parent-style-name="Standard">
      <style:paragraph-properties fo:text-align="start" style:justify-single-word="false"/>
      <style:text-properties style:font-name="DejaVu Sans" fo:language="fr" fo:country="FR" fo:font-style="normal" style:text-underline-style="none" fo:font-weight="bold" officeooo:rsid="003939d6" officeooo:paragraph-rsid="003939d6" style:font-style-asian="normal" style:font-weight-asian="bold" style:font-style-complex="normal" style:font-weight-complex="bold"/>
    </style:style>
    <style:style style:name="P39" style:family="paragraph" style:parent-style-name="Standard">
      <style:paragraph-properties fo:text-align="start" style:justify-single-word="false"/>
      <style:text-properties style:font-name="DejaVu Sans" fo:language="fr" fo:country="FR" fo:font-style="normal" style:text-underline-style="none" fo:font-weight="bold" officeooo:rsid="0041d390" officeooo:paragraph-rsid="0041d390" style:font-style-asian="normal" style:font-weight-asian="bold" style:font-style-complex="normal" style:font-weight-complex="bold"/>
    </style:style>
    <style:style style:name="P40" style:family="paragraph" style:parent-style-name="Standard">
      <style:paragraph-properties fo:text-align="start" style:justify-single-word="false"/>
      <style:text-properties style:font-name="DejaVu Sans" fo:language="fr" fo:country="FR" fo:font-style="normal" style:text-underline-style="none" fo:font-weight="bold" officeooo:rsid="0043a688" officeooo:paragraph-rsid="0043a688" style:font-style-asian="normal" style:font-weight-asian="bold" style:font-style-complex="normal" style:font-weight-complex="bold"/>
    </style:style>
    <style:style style:name="P41" style:family="paragraph" style:parent-style-name="Standard">
      <style:paragraph-properties fo:text-align="start" style:justify-single-word="false"/>
      <style:text-properties style:font-name="DejaVu Sans" fo:language="fr" fo:country="FR" fo:font-style="normal" style:text-underline-style="none" fo:font-weight="normal" officeooo:rsid="00411a3a" officeooo:paragraph-rsid="00411a3a" style:font-style-asian="normal" style:font-weight-asian="normal" style:font-style-complex="normal" style:font-weight-complex="normal"/>
    </style:style>
    <style:style style:name="P42" style:family="paragraph" style:parent-style-name="Standard">
      <style:paragraph-properties fo:text-align="center" style:justify-single-word="false"/>
      <style:text-properties style:font-name="DejaVu Sans" fo:font-size="15pt" fo:language="fr" fo:country="FR" fo:font-weight="bold" officeooo:rsid="0013ef56" officeooo:paragraph-rsid="0013ef56" style:font-size-asian="15pt" style:font-weight-asian="bold" style:font-size-complex="15pt" style:font-weight-complex="bold"/>
    </style:style>
    <style:style style:name="P43" style:family="paragraph" style:parent-style-name="Standard">
      <style:paragraph-properties fo:text-align="center" style:justify-single-word="false"/>
      <style:text-properties style:font-name="DejaVu Sans" fo:font-size="13pt" fo:language="fr" fo:country="FR" fo:font-weight="bold" officeooo:rsid="0013ef56" officeooo:paragraph-rsid="0013ef56" style:font-size-asian="13pt" style:font-weight-asian="bold" style:font-size-complex="13pt" style:font-weight-complex="bold"/>
    </style:style>
    <style:style style:name="P44" style:family="paragraph" style:parent-style-name="Standard" style:list-style-name="L1">
      <style:paragraph-properties fo:text-align="start" style:justify-single-word="false"/>
      <style:text-properties style:font-name="DejaVu Sans" fo:language="fr" fo:country="FR" officeooo:rsid="001c7e86" officeooo:paragraph-rsid="001c7e86"/>
    </style:style>
    <style:style style:name="P45" style:family="paragraph" style:parent-style-name="Standard">
      <style:paragraph-properties fo:text-align="start" style:justify-single-word="false"/>
      <style:text-properties style:font-name="DejaVu Sans" fo:language="fr" fo:country="FR" style:text-underline-style="none" fo:font-weight="normal" officeooo:rsid="0029e721" officeooo:paragraph-rsid="0029e721" style:font-weight-asian="normal" style:font-weight-complex="normal"/>
    </style:style>
    <style:style style:name="P46" style:family="paragraph" style:parent-style-name="Standard">
      <style:paragraph-properties fo:text-align="start" style:justify-single-word="false"/>
      <style:text-properties style:font-name="DejaVu Sans" fo:language="fr" fo:country="FR" style:text-underline-style="none" fo:font-weight="normal" officeooo:rsid="002af5bf" officeooo:paragraph-rsid="002af5bf" style:font-weight-asian="normal" style:font-weight-complex="normal"/>
    </style:style>
    <style:style style:name="P47" style:family="paragraph" style:parent-style-name="Standard">
      <style:paragraph-properties fo:text-align="start" style:justify-single-word="false"/>
      <style:text-properties style:font-name="DejaVu Sans" fo:language="fr" fo:country="FR" style:text-underline-style="none" fo:font-weight="normal" officeooo:rsid="002b33bc" officeooo:paragraph-rsid="002b33bc" style:font-weight-asian="normal" style:font-weight-complex="normal"/>
    </style:style>
    <style:style style:name="P48" style:family="paragraph" style:parent-style-name="Standard">
      <style:paragraph-properties fo:text-align="start" style:justify-single-word="false"/>
      <style:text-properties style:font-name="DejaVu Sans" fo:language="fr" fo:country="FR" style:text-underline-style="none" fo:font-weight="normal" officeooo:rsid="002b583e" officeooo:paragraph-rsid="002b583e" style:font-weight-asian="normal" style:font-weight-complex="normal"/>
    </style:style>
    <style:style style:name="P49" style:family="paragraph" style:parent-style-name="Standard">
      <style:paragraph-properties fo:text-align="start" style:justify-single-word="false"/>
      <style:text-properties style:font-name="DejaVu Sans" fo:language="fr" fo:country="FR" style:text-underline-style="none" fo:font-weight="normal" officeooo:rsid="002c3b34" officeooo:paragraph-rsid="002c3b34" style:font-weight-asian="normal" style:font-weight-complex="normal"/>
    </style:style>
    <style:style style:name="P50" style:family="paragraph" style:parent-style-name="Standard">
      <style:paragraph-properties fo:text-align="start" style:justify-single-word="false"/>
      <style:text-properties style:font-name="DejaVu Sans" fo:language="fr" fo:country="FR" style:text-underline-style="none" fo:font-weight="normal" officeooo:rsid="002dd616" officeooo:paragraph-rsid="002c3b34" style:font-weight-asian="normal" style:font-weight-complex="normal"/>
    </style:style>
    <style:style style:name="P51" style:family="paragraph" style:parent-style-name="Standard">
      <style:paragraph-properties fo:text-align="start" style:justify-single-word="false"/>
      <style:text-properties style:font-name="DejaVu Sans" fo:language="fr" fo:country="FR" style:text-underline-style="none" fo:font-weight="normal" officeooo:rsid="002dd616" officeooo:paragraph-rsid="002dd616" style:font-weight-asian="normal" style:font-weight-complex="normal"/>
    </style:style>
    <style:style style:name="P52" style:family="paragraph" style:parent-style-name="Standard">
      <style:paragraph-properties fo:text-align="start" style:justify-single-word="false"/>
      <style:text-properties style:font-name="DejaVu Sans" fo:language="fr" fo:country="FR" style:text-underline-style="none" fo:font-weight="normal" officeooo:rsid="002ecd22" officeooo:paragraph-rsid="002ecd22" style:font-weight-asian="normal" style:font-weight-complex="normal"/>
    </style:style>
    <style:style style:name="P53" style:family="paragraph" style:parent-style-name="Standard">
      <style:paragraph-properties fo:text-align="start" style:justify-single-word="false"/>
      <style:text-properties style:font-name="DejaVu Sans" fo:language="fr" fo:country="FR" style:text-underline-style="none" fo:font-weight="normal" officeooo:rsid="002fe54c" officeooo:paragraph-rsid="002fe54c" style:font-weight-asian="normal" style:font-weight-complex="normal"/>
    </style:style>
    <style:style style:name="P54" style:family="paragraph" style:parent-style-name="Standard" style:list-style-name="L2">
      <style:paragraph-properties fo:text-align="start" style:justify-single-word="false"/>
      <style:text-properties style:font-name="DejaVu Sans" fo:language="fr" fo:country="FR" style:text-underline-style="none" fo:font-weight="normal" officeooo:rsid="002fe54c" officeooo:paragraph-rsid="002fe54c" style:font-weight-asian="normal" style:font-weight-complex="normal"/>
    </style:style>
    <style:style style:name="P55" style:family="paragraph" style:parent-style-name="Standard">
      <style:paragraph-properties fo:text-align="start" style:justify-single-word="false"/>
      <style:text-properties style:font-name="DejaVu Sans" fo:language="fr" fo:country="FR" style:text-underline-style="none" fo:font-weight="normal" officeooo:rsid="002ffc91" officeooo:paragraph-rsid="002ffc91" style:font-weight-asian="normal" style:font-weight-complex="normal"/>
    </style:style>
    <style:style style:name="P56" style:family="paragraph" style:parent-style-name="Standard">
      <style:paragraph-properties fo:text-align="start" style:justify-single-word="false"/>
      <style:text-properties style:font-name="DejaVu Sans" fo:language="fr" fo:country="FR" style:text-underline-style="none" fo:font-weight="normal" officeooo:rsid="0030c3c5" officeooo:paragraph-rsid="0030c3c5" style:font-weight-asian="normal" style:font-weight-complex="normal"/>
    </style:style>
    <style:style style:name="P57" style:family="paragraph" style:parent-style-name="Standard">
      <style:paragraph-properties fo:text-align="start" style:justify-single-word="false"/>
      <style:text-properties style:font-name="DejaVu Sans" fo:language="fr" fo:country="FR" style:text-underline-style="none" fo:font-weight="normal" officeooo:rsid="0031c514" officeooo:paragraph-rsid="0031c514" style:font-weight-asian="normal" style:font-weight-complex="normal"/>
    </style:style>
    <style:style style:name="P58" style:family="paragraph" style:parent-style-name="Standard">
      <style:paragraph-properties fo:text-align="start" style:justify-single-word="false"/>
      <style:text-properties style:font-name="DejaVu Sans" fo:language="fr" fo:country="FR" style:text-underline-style="none" fo:font-weight="normal" officeooo:rsid="0034af05" officeooo:paragraph-rsid="0034af05" style:font-weight-asian="normal" style:font-weight-complex="normal"/>
    </style:style>
    <style:style style:name="P59" style:family="paragraph" style:parent-style-name="Standard">
      <style:paragraph-properties fo:text-align="start" style:justify-single-word="false"/>
      <style:text-properties style:font-name="DejaVu Sans" fo:language="fr" fo:country="FR" style:text-underline-style="none" fo:font-weight="normal" officeooo:rsid="003519df" officeooo:paragraph-rsid="003519df" style:font-weight-asian="normal" style:font-weight-complex="normal"/>
    </style:style>
    <style:style style:name="P60" style:family="paragraph" style:parent-style-name="Standard">
      <style:paragraph-properties fo:text-align="start" style:justify-single-word="false"/>
      <style:text-properties style:font-name="DejaVu Sans" fo:language="fr" fo:country="FR" style:text-underline-style="none" fo:font-weight="normal" officeooo:rsid="0035d4ff" officeooo:paragraph-rsid="0035d4ff" style:font-weight-asian="normal" style:font-weight-complex="normal"/>
    </style:style>
    <style:style style:name="P61" style:family="paragraph" style:parent-style-name="Standard">
      <style:paragraph-properties fo:text-align="start" style:justify-single-word="false"/>
      <style:text-properties style:font-name="DejaVu Sans" fo:language="fr" fo:country="FR" style:text-underline-style="none" fo:font-weight="normal" officeooo:rsid="003749ca" officeooo:paragraph-rsid="003749ca" style:font-weight-asian="normal" style:font-weight-complex="normal"/>
    </style:style>
    <style:style style:name="P62" style:family="paragraph" style:parent-style-name="Standard">
      <style:paragraph-properties fo:text-align="start" style:justify-single-word="false"/>
      <style:text-properties style:font-name="DejaVu Sans" fo:language="fr" fo:country="FR" style:text-underline-style="solid" style:text-underline-width="auto" style:text-underline-color="font-color" fo:font-weight="normal" officeooo:rsid="002dd616" officeooo:paragraph-rsid="002dd616" style:font-weight-asian="normal" style:font-weight-complex="normal"/>
    </style:style>
    <style:style style:name="P63" style:family="paragraph" style:parent-style-name="Standard">
      <style:paragraph-properties fo:text-align="start" style:justify-single-word="false"/>
      <style:text-properties style:font-name="DejaVu Sans" fo:language="fr" fo:country="FR" fo:font-style="italic" style:text-underline-style="none" fo:font-weight="normal" officeooo:rsid="003749ca" officeooo:paragraph-rsid="003749ca" style:font-style-asian="italic" style:font-weight-asian="normal" style:font-style-complex="italic" style:font-weight-complex="normal"/>
    </style:style>
    <style:style style:name="P64" style:family="paragraph" style:parent-style-name="Standard">
      <style:paragraph-properties fo:text-align="start" style:justify-single-word="false"/>
      <style:text-properties style:font-name="DejaVu Sans" fo:language="fr" fo:country="FR" fo:font-style="normal" style:text-underline-style="none" fo:font-weight="normal" officeooo:rsid="003939d6" officeooo:paragraph-rsid="003939d6" style:font-style-asian="normal" style:font-weight-asian="normal" style:font-style-complex="normal" style:font-weight-complex="normal"/>
    </style:style>
    <style:style style:name="P65" style:family="paragraph" style:parent-style-name="Standard">
      <style:paragraph-properties fo:text-align="start" style:justify-single-word="false"/>
      <style:text-properties style:font-name="DejaVu Sans" fo:language="fr" fo:country="FR" fo:font-style="normal" style:text-underline-style="none" fo:font-weight="normal" officeooo:rsid="003d073a" officeooo:paragraph-rsid="003d073a" style:font-style-asian="normal" style:font-weight-asian="normal" style:font-style-complex="normal" style:font-weight-complex="normal"/>
    </style:style>
    <style:style style:name="P66" style:family="paragraph" style:parent-style-name="Standard">
      <style:paragraph-properties fo:text-align="start" style:justify-single-word="false"/>
      <style:text-properties style:font-name="DejaVu Sans" fo:language="fr" fo:country="FR" fo:font-style="normal" style:text-underline-style="none" fo:font-weight="normal" officeooo:rsid="003f05d5" officeooo:paragraph-rsid="003f05d5" style:font-style-asian="normal" style:font-weight-asian="normal" style:font-style-complex="normal" style:font-weight-complex="normal"/>
    </style:style>
    <style:style style:name="P67" style:family="paragraph" style:parent-style-name="Standard">
      <style:paragraph-properties fo:text-align="start" style:justify-single-word="false"/>
      <style:text-properties style:font-name="DejaVu Sans" fo:language="fr" fo:country="FR" fo:font-style="normal" style:text-underline-style="none" fo:font-weight="normal" officeooo:rsid="00410167" officeooo:paragraph-rsid="00410167" style:font-style-asian="normal" style:font-weight-asian="normal" style:font-style-complex="normal" style:font-weight-complex="normal"/>
    </style:style>
    <style:style style:name="P68" style:family="paragraph" style:parent-style-name="Standard">
      <style:paragraph-properties fo:text-align="start" style:justify-single-word="false"/>
      <style:text-properties style:font-name="DejaVu Sans" fo:language="fr" fo:country="FR" fo:font-style="normal" style:text-underline-style="none" fo:font-weight="normal" officeooo:rsid="00411a3a" officeooo:paragraph-rsid="00411a3a" style:font-style-asian="normal" style:font-weight-asian="normal" style:font-style-complex="normal" style:font-weight-complex="normal"/>
    </style:style>
    <style:style style:name="P69" style:family="paragraph" style:parent-style-name="Standard">
      <style:paragraph-properties fo:text-align="start" style:justify-single-word="false"/>
      <style:text-properties style:font-name="DejaVu Sans" fo:language="fr" fo:country="FR" fo:font-style="normal" style:text-underline-style="none" fo:font-weight="normal" officeooo:rsid="00411a3a" officeooo:paragraph-rsid="003939d6" style:font-style-asian="normal" style:font-weight-asian="normal" style:font-style-complex="normal" style:font-weight-complex="normal"/>
    </style:style>
    <style:style style:name="P70" style:family="paragraph" style:parent-style-name="Standard">
      <style:paragraph-properties fo:text-align="start" style:justify-single-word="false"/>
      <style:text-properties style:font-name="DejaVu Sans" fo:language="fr" fo:country="FR" fo:font-style="normal" style:text-underline-style="none" fo:font-weight="normal" officeooo:rsid="0043a688" officeooo:paragraph-rsid="0043a688" style:font-style-asian="normal" style:font-weight-asian="normal" style:font-style-complex="normal" style:font-weight-complex="normal"/>
    </style:style>
    <style:style style:name="P71" style:family="paragraph" style:parent-style-name="Standard">
      <style:paragraph-properties fo:text-align="start" style:justify-single-word="false"/>
      <style:text-properties style:font-name="DejaVu Sans" fo:language="fr" fo:country="FR" fo:font-style="normal" style:text-underline-style="none" fo:font-weight="normal" officeooo:rsid="00457c3c" officeooo:paragraph-rsid="00457c3c" style:font-style-asian="normal" style:font-weight-asian="normal" style:font-style-complex="normal" style:font-weight-complex="normal"/>
    </style:style>
    <style:style style:name="P72" style:family="paragraph" style:parent-style-name="Standard">
      <style:paragraph-properties fo:text-align="start" style:justify-single-word="false"/>
      <style:text-properties style:font-name="DejaVu Sans" fo:language="fr" fo:country="FR" fo:font-style="normal" style:text-underline-style="none" fo:font-weight="normal" officeooo:rsid="00487063" officeooo:paragraph-rsid="00487063" style:font-style-asian="normal" style:font-weight-asian="normal" style:font-style-complex="normal" style:font-weight-complex="normal"/>
    </style:style>
    <style:style style:name="P73" style:family="paragraph" style:parent-style-name="Standard">
      <style:paragraph-properties fo:text-align="start" style:justify-single-word="false"/>
      <style:text-properties style:font-name="DejaVu Sans" fo:language="fr" fo:country="FR" fo:font-style="normal" style:text-underline-style="none" fo:font-weight="normal" officeooo:rsid="004e794d" officeooo:paragraph-rsid="004e794d" style:font-style-asian="normal" style:font-weight-asian="normal" style:font-style-complex="normal" style:font-weight-complex="normal"/>
    </style:style>
    <style:style style:name="P74" style:family="paragraph" style:parent-style-name="Standard">
      <style:paragraph-properties fo:text-align="start" style:justify-single-word="false"/>
      <style:text-properties style:font-name="DejaVu Sans" fo:language="fr" fo:country="FR" fo:font-style="normal" style:text-underline-style="none" fo:font-weight="normal" officeooo:rsid="004f6fcd" officeooo:paragraph-rsid="004f6fcd" style:font-style-asian="normal" style:font-weight-asian="normal" style:font-style-complex="normal" style:font-weight-complex="normal"/>
    </style:style>
    <style:style style:name="P75" style:family="paragraph" style:parent-style-name="Standard">
      <style:paragraph-properties fo:text-align="start" style:justify-single-word="false"/>
      <style:text-properties style:font-name="DejaVu Sans" fo:language="fr" fo:country="FR" fo:font-style="normal" style:text-underline-style="none" fo:font-weight="normal" officeooo:rsid="005093da" officeooo:paragraph-rsid="005093da" style:font-style-asian="normal" style:font-weight-asian="normal" style:font-style-complex="normal" style:font-weight-complex="normal"/>
    </style:style>
    <style:style style:name="P76" style:family="paragraph" style:parent-style-name="Standard">
      <style:paragraph-properties fo:text-align="start" style:justify-single-word="false"/>
      <style:text-properties style:font-name="DejaVu Sans" fo:language="fr" fo:country="FR" fo:font-style="normal" style:text-underline-style="none" fo:font-weight="normal" officeooo:rsid="005127ee" officeooo:paragraph-rsid="005127ee" style:font-style-asian="normal" style:font-weight-asian="normal" style:font-style-complex="normal" style:font-weight-complex="normal"/>
    </style:style>
    <style:style style:name="P77" style:family="paragraph" style:parent-style-name="Standard">
      <style:paragraph-properties fo:text-align="start" style:justify-single-word="false"/>
      <style:text-properties style:font-name="DejaVu Sans" fo:language="fr" fo:country="FR" fo:font-style="normal" style:text-underline-style="none" fo:font-weight="normal" officeooo:rsid="0051f284" officeooo:paragraph-rsid="0051f284" style:font-style-asian="normal" style:font-weight-asian="normal" style:font-style-complex="normal" style:font-weight-complex="normal"/>
    </style:style>
    <style:style style:name="P78" style:family="paragraph" style:parent-style-name="Standard">
      <style:paragraph-properties fo:text-align="start" style:justify-single-word="false"/>
      <style:text-properties style:font-name="DejaVu Sans" fo:language="fr" fo:country="FR" fo:font-style="normal" style:text-underline-style="none" fo:font-weight="normal" officeooo:rsid="0053d415" officeooo:paragraph-rsid="0053d415" style:font-style-asian="normal" style:font-weight-asian="normal" style:font-style-complex="normal" style:font-weight-complex="normal"/>
    </style:style>
    <style:style style:name="P79" style:family="paragraph" style:parent-style-name="Standard">
      <style:paragraph-properties fo:text-align="start" style:justify-single-word="false"/>
      <style:text-properties style:font-name="DejaVu Sans" fo:language="fr" fo:country="FR" fo:font-style="normal" style:text-underline-style="none" fo:font-weight="normal" officeooo:rsid="00558540" officeooo:paragraph-rsid="00558540" style:font-style-asian="normal" style:font-weight-asian="normal" style:font-style-complex="normal" style:font-weight-complex="normal"/>
    </style:style>
    <style:style style:name="P80" style:family="paragraph" style:parent-style-name="Standard">
      <style:paragraph-properties fo:text-align="start" style:justify-single-word="false"/>
      <style:text-properties style:font-name="DejaVu Sans" fo:language="fr" fo:country="FR" fo:font-style="normal" style:text-underline-style="none" fo:font-weight="normal" officeooo:rsid="00576d8f" officeooo:paragraph-rsid="00576d8f" style:font-style-asian="normal" style:font-weight-asian="normal" style:font-style-complex="normal" style:font-weight-complex="normal"/>
    </style:style>
    <style:style style:name="P81" style:family="paragraph" style:parent-style-name="Standard">
      <style:paragraph-properties fo:text-align="start" style:justify-single-word="false"/>
      <style:text-properties style:font-name="DejaVu Sans" fo:language="fr" fo:country="FR" fo:font-style="normal" style:text-underline-style="none" fo:font-weight="normal" officeooo:rsid="005801a7" officeooo:paragraph-rsid="005801a7" style:font-style-asian="normal" style:font-weight-asian="normal" style:font-style-complex="normal" style:font-weight-complex="normal"/>
    </style:style>
    <style:style style:name="P82" style:family="paragraph" style:parent-style-name="Standard">
      <style:paragraph-properties fo:text-align="start" style:justify-single-word="false"/>
      <style:text-properties style:font-name="DejaVu Sans" fo:language="fr" fo:country="FR" fo:font-style="normal" style:text-underline-style="none" fo:font-weight="normal" officeooo:rsid="0058782e" officeooo:paragraph-rsid="0058782e" style:font-style-asian="normal" style:font-weight-asian="normal" style:font-style-complex="normal" style:font-weight-complex="normal"/>
    </style:style>
    <style:style style:name="P83" style:family="paragraph" style:parent-style-name="Standard">
      <style:paragraph-properties fo:text-align="start" style:justify-single-word="false"/>
      <style:text-properties style:font-name="DejaVu Sans" fo:language="fr" fo:country="FR" fo:font-style="normal" style:text-underline-style="none" fo:font-weight="normal" officeooo:rsid="0059421f" officeooo:paragraph-rsid="0059421f" style:font-style-asian="normal" style:font-weight-asian="normal" style:font-style-complex="normal" style:font-weight-complex="normal"/>
    </style:style>
    <style:style style:name="P84" style:family="paragraph" style:parent-style-name="Standard" style:list-style-name="L3">
      <style:paragraph-properties fo:text-align="start" style:justify-single-word="false"/>
      <style:text-properties style:font-name="DejaVu Sans" fo:language="fr" fo:country="FR" fo:font-style="normal" style:text-underline-style="none" fo:font-weight="normal" officeooo:rsid="0059421f" officeooo:paragraph-rsid="0059421f" style:font-style-asian="normal" style:font-weight-asian="normal" style:font-style-complex="normal" style:font-weight-complex="normal"/>
    </style:style>
    <style:style style:name="P85" style:family="paragraph" style:parent-style-name="Standard" style:list-style-name="L3">
      <style:paragraph-properties fo:text-align="start" style:justify-single-word="false"/>
      <style:text-properties style:font-name="DejaVu Sans" fo:language="fr" fo:country="FR" fo:font-style="normal" style:text-underline-style="none" fo:font-weight="normal" officeooo:rsid="0059a748" officeooo:paragraph-rsid="0059a748" style:font-style-asian="normal" style:font-weight-asian="normal" style:font-style-complex="normal" style:font-weight-complex="normal"/>
    </style:style>
    <style:style style:name="P86" style:family="paragraph" style:parent-style-name="Standard">
      <style:paragraph-properties fo:text-align="start" style:justify-single-word="false"/>
      <style:text-properties style:font-name="DejaVu Sans" fo:language="fr" fo:country="FR" fo:font-style="normal" style:text-underline-style="none" fo:font-weight="normal" officeooo:rsid="0059a748" officeooo:paragraph-rsid="0059a748" style:font-style-asian="normal" style:font-weight-asian="normal" style:font-style-complex="normal" style:font-weight-complex="normal"/>
    </style:style>
    <style:style style:name="P87" style:family="paragraph" style:parent-style-name="Standard">
      <style:paragraph-properties fo:text-align="start" style:justify-single-word="false"/>
      <style:text-properties style:font-name="DejaVu Sans" fo:language="fr" fo:country="FR" fo:font-style="normal" style:text-underline-style="none" fo:font-weight="normal" officeooo:rsid="005cce92" officeooo:paragraph-rsid="005cce92" style:font-style-asian="normal" style:font-weight-asian="normal" style:font-style-complex="normal" style:font-weight-complex="normal"/>
    </style:style>
    <style:style style:name="P88" style:family="paragraph" style:parent-style-name="Standard">
      <style:paragraph-properties fo:text-align="start" style:justify-single-word="false"/>
      <style:text-properties style:font-name="DejaVu Sans" fo:language="fr" fo:country="FR" fo:font-style="normal" style:text-underline-style="none" fo:font-weight="normal" officeooo:rsid="005d22f8" officeooo:paragraph-rsid="005d22f8" style:font-style-asian="normal" style:font-weight-asian="normal" style:font-style-complex="normal" style:font-weight-complex="normal"/>
    </style:style>
    <style:style style:name="P89" style:family="paragraph" style:parent-style-name="Standard">
      <style:paragraph-properties fo:text-align="start" style:justify-single-word="false"/>
      <style:text-properties style:font-name="DejaVu Sans" fo:language="fr" fo:country="FR" fo:font-style="normal" style:text-underline-style="none" fo:font-weight="normal" officeooo:rsid="005e66d3" officeooo:paragraph-rsid="005e66d3" style:font-style-asian="normal" style:font-weight-asian="normal" style:font-style-complex="normal" style:font-weight-complex="normal"/>
    </style:style>
    <style:style style:name="P90" style:family="paragraph" style:parent-style-name="Standard">
      <style:paragraph-properties fo:text-align="start" style:justify-single-word="false"/>
      <style:text-properties style:font-name="DejaVu Sans" fo:language="fr" fo:country="FR" fo:font-style="normal" style:text-underline-style="none" fo:font-weight="normal" officeooo:rsid="005f8ee5" officeooo:paragraph-rsid="005f8ee5" style:font-style-asian="normal" style:font-weight-asian="normal" style:font-style-complex="normal" style:font-weight-complex="normal"/>
    </style:style>
    <style:style style:name="P91" style:family="paragraph" style:parent-style-name="Standard">
      <style:paragraph-properties fo:text-align="start" style:justify-single-word="false"/>
      <style:text-properties style:font-name="DejaVu Sans" fo:language="fr" fo:country="FR" fo:font-style="normal" style:text-underline-style="none" fo:font-weight="normal" officeooo:rsid="00604ac6" officeooo:paragraph-rsid="00604ac6" style:font-style-asian="normal" style:font-weight-asian="normal" style:font-style-complex="normal" style:font-weight-complex="normal"/>
    </style:style>
    <style:style style:name="P92" style:family="paragraph" style:parent-style-name="Standard">
      <style:paragraph-properties fo:text-align="start" style:justify-single-word="false"/>
      <style:text-properties style:font-name="DejaVu Sans" fo:language="fr" fo:country="FR" fo:font-style="normal" style:text-underline-style="none" fo:font-weight="normal" officeooo:rsid="0061fc66" officeooo:paragraph-rsid="0061fc66" style:font-style-asian="normal" style:font-weight-asian="normal" style:font-style-complex="normal" style:font-weight-complex="normal"/>
    </style:style>
    <style:style style:name="P93" style:family="paragraph" style:parent-style-name="Standard">
      <style:paragraph-properties fo:text-align="start" style:justify-single-word="false"/>
      <style:text-properties style:font-name="DejaVu Sans" fo:language="fr" fo:country="FR" fo:font-style="normal" style:text-underline-style="none" fo:font-weight="normal" officeooo:rsid="00645d59" officeooo:paragraph-rsid="00645d59" style:font-style-asian="normal" style:font-weight-asian="normal" style:font-style-complex="normal" style:font-weight-complex="normal"/>
    </style:style>
    <style:style style:name="P94" style:family="paragraph" style:parent-style-name="Standard">
      <style:paragraph-properties fo:text-align="start" style:justify-single-word="false"/>
      <style:text-properties style:font-name="DejaVu Sans" fo:language="fr" fo:country="FR" fo:font-style="normal" style:text-underline-style="none" fo:font-weight="normal" officeooo:rsid="00655a56" officeooo:paragraph-rsid="00655a56" style:font-style-asian="normal" style:font-weight-asian="normal" style:font-style-complex="normal" style:font-weight-complex="normal"/>
    </style:style>
    <style:style style:name="P95" style:family="paragraph" style:parent-style-name="Standard">
      <style:paragraph-properties fo:text-align="start" style:justify-single-word="false"/>
      <style:text-properties style:font-name="DejaVu Sans" fo:language="fr" fo:country="FR" fo:font-style="normal" style:text-underline-style="none" fo:font-weight="normal" officeooo:rsid="0066df76" officeooo:paragraph-rsid="0066df76" style:font-style-asian="normal" style:font-weight-asian="normal" style:font-style-complex="normal" style:font-weight-complex="normal"/>
    </style:style>
    <style:style style:name="P96" style:family="paragraph" style:parent-style-name="Standard">
      <style:paragraph-properties fo:text-align="start" style:justify-single-word="false"/>
      <style:text-properties style:font-name="DejaVu Sans" fo:language="fr" fo:country="FR" fo:font-style="normal" style:text-underline-style="none" fo:font-weight="normal" officeooo:rsid="00698828" officeooo:paragraph-rsid="00698828" style:font-style-asian="normal" style:font-weight-asian="normal" style:font-style-complex="normal" style:font-weight-complex="normal"/>
    </style:style>
    <style:style style:name="P97" style:family="paragraph" style:parent-style-name="Standard">
      <style:paragraph-properties fo:text-align="start" style:justify-single-word="false"/>
      <style:text-properties style:font-name="DejaVu Sans" fo:language="fr" fo:country="FR" fo:font-style="normal" style:text-underline-style="none" fo:font-weight="normal" officeooo:rsid="006b1652" officeooo:paragraph-rsid="006b1652" style:font-style-asian="normal" style:font-weight-asian="normal" style:font-style-complex="normal" style:font-weight-complex="normal"/>
    </style:style>
    <style:style style:name="P98" style:family="paragraph" style:parent-style-name="Standard">
      <style:paragraph-properties fo:text-align="start" style:justify-single-word="false"/>
      <style:text-properties style:font-name="DejaVu Sans" fo:language="fr" fo:country="FR" fo:font-style="normal" style:text-underline-style="none" fo:font-weight="normal" officeooo:rsid="006ca074" officeooo:paragraph-rsid="006ca074" style:font-style-asian="normal" style:font-weight-asian="normal" style:font-style-complex="normal" style:font-weight-complex="normal"/>
    </style:style>
    <style:style style:name="P99" style:family="paragraph" style:parent-style-name="Standard">
      <style:paragraph-properties fo:text-align="start" style:justify-single-word="false"/>
      <style:text-properties style:font-name="DejaVu Sans" fo:language="fr" fo:country="FR" fo:font-style="normal" style:text-underline-style="none" fo:font-weight="normal" officeooo:rsid="006d92c3" officeooo:paragraph-rsid="006d92c3" style:font-style-asian="normal" style:font-weight-asian="normal" style:font-style-complex="normal" style:font-weight-complex="normal"/>
    </style:style>
    <style:style style:name="P100" style:family="paragraph" style:parent-style-name="Standard">
      <style:paragraph-properties fo:text-align="start" style:justify-single-word="false"/>
      <style:text-properties style:font-name="DejaVu Sans" fo:language="fr" fo:country="FR" fo:font-style="normal" style:text-underline-style="none" fo:font-weight="normal" officeooo:rsid="006e8026" officeooo:paragraph-rsid="006e8026" style:font-style-asian="normal" style:font-weight-asian="normal" style:font-style-complex="normal" style:font-weight-complex="normal"/>
    </style:style>
    <style:style style:name="P101" style:family="paragraph" style:parent-style-name="Standard">
      <style:paragraph-properties fo:text-align="start" style:justify-single-word="false"/>
      <style:text-properties style:font-name="DejaVu Sans" fo:language="fr" fo:country="FR" fo:font-style="normal" style:text-underline-style="none" fo:font-weight="normal" officeooo:rsid="006fdce0" officeooo:paragraph-rsid="006fdce0" style:font-style-asian="normal" style:font-weight-asian="normal" style:font-style-complex="normal" style:font-weight-complex="normal"/>
    </style:style>
    <style:style style:name="P102" style:family="paragraph" style:parent-style-name="Standard">
      <style:paragraph-properties fo:text-align="start" style:justify-single-word="false"/>
      <style:text-properties style:font-name="DejaVu Sans" fo:language="fr" fo:country="FR" fo:font-style="normal" style:text-underline-style="none" fo:font-weight="normal" officeooo:rsid="00719b94" officeooo:paragraph-rsid="00719b94" style:font-style-asian="normal" style:font-weight-asian="normal" style:font-style-complex="normal" style:font-weight-complex="normal"/>
    </style:style>
    <style:style style:name="P103" style:family="paragraph" style:parent-style-name="Standard">
      <style:paragraph-properties fo:text-align="start" style:justify-single-word="false"/>
      <style:text-properties style:font-name="DejaVu Sans" fo:language="fr" fo:country="FR" fo:font-style="normal" style:text-underline-style="none" fo:font-weight="normal" officeooo:rsid="00726b7a" officeooo:paragraph-rsid="00726b7a" style:font-style-asian="normal" style:font-weight-asian="normal" style:font-style-complex="normal" style:font-weight-complex="normal"/>
    </style:style>
    <style:style style:name="P104" style:family="paragraph" style:parent-style-name="Standard">
      <style:paragraph-properties fo:text-align="start" style:justify-single-word="false"/>
      <style:text-properties style:font-name="DejaVu Sans" fo:language="fr" fo:country="FR" fo:font-style="normal" style:text-underline-style="none" fo:font-weight="normal" officeooo:rsid="007334c1" officeooo:paragraph-rsid="007334c1" style:font-style-asian="normal" style:font-weight-asian="normal" style:font-style-complex="normal" style:font-weight-complex="normal"/>
    </style:style>
    <style:style style:name="P105" style:family="paragraph" style:parent-style-name="Standard">
      <style:paragraph-properties fo:text-align="start" style:justify-single-word="false"/>
      <style:text-properties style:font-name="DejaVu Sans" fo:language="fr" fo:country="FR" fo:font-style="normal" style:text-underline-style="none" fo:font-weight="normal" officeooo:rsid="0073882a" officeooo:paragraph-rsid="0073882a" style:font-style-asian="normal" style:font-weight-asian="normal" style:font-style-complex="normal" style:font-weight-complex="normal"/>
    </style:style>
    <style:style style:name="P106" style:family="paragraph" style:parent-style-name="Standard">
      <style:paragraph-properties fo:text-align="start" style:justify-single-word="false"/>
      <style:text-properties style:font-name="DejaVu Sans" fo:language="fr" fo:country="FR" fo:font-style="normal" style:text-underline-style="none" fo:font-weight="normal" officeooo:rsid="0074f052" officeooo:paragraph-rsid="0074f052" style:font-style-asian="normal" style:font-weight-asian="normal" style:font-style-complex="normal" style:font-weight-complex="normal"/>
    </style:style>
    <style:style style:name="P107" style:family="paragraph" style:parent-style-name="Standard">
      <style:paragraph-properties fo:text-align="start" style:justify-single-word="false"/>
      <style:text-properties style:font-name="DejaVu Sans" fo:language="fr" fo:country="FR" fo:font-style="normal" style:text-underline-style="none" fo:font-weight="normal" officeooo:rsid="0075ebff" officeooo:paragraph-rsid="0075ebff" style:font-style-asian="normal" style:font-weight-asian="normal" style:font-style-complex="normal" style:font-weight-complex="normal"/>
    </style:style>
    <style:style style:name="P108" style:family="paragraph" style:parent-style-name="Standard">
      <style:paragraph-properties fo:text-align="start" style:justify-single-word="false"/>
      <style:text-properties style:font-name="DejaVu Sans" fo:language="fr" fo:country="FR" fo:font-style="normal" style:text-underline-style="none" fo:font-weight="normal" officeooo:rsid="0076ba91" officeooo:paragraph-rsid="0076ba91" style:font-style-asian="normal" style:font-weight-asian="normal" style:font-style-complex="normal" style:font-weight-complex="normal"/>
    </style:style>
    <style:style style:name="P109" style:family="paragraph" style:parent-style-name="Standard">
      <style:paragraph-properties fo:text-align="start" style:justify-single-word="false"/>
      <style:text-properties style:font-name="DejaVu Sans" fo:language="fr" fo:country="FR" fo:font-style="normal" style:text-underline-style="none" fo:font-weight="normal" officeooo:rsid="007746fa" officeooo:paragraph-rsid="007746fa" style:font-style-asian="normal" style:font-weight-asian="normal" style:font-style-complex="normal" style:font-weight-complex="normal"/>
    </style:style>
    <style:style style:name="P110" style:family="paragraph" style:parent-style-name="Standard">
      <style:paragraph-properties fo:text-align="start" style:justify-single-word="false"/>
      <style:text-properties style:font-name="DejaVu Sans" fo:language="fr" fo:country="FR" fo:font-style="normal" style:text-underline-style="none" fo:font-weight="normal" officeooo:rsid="0077887e" officeooo:paragraph-rsid="0077887e" style:font-style-asian="normal" style:font-weight-asian="normal" style:font-style-complex="normal" style:font-weight-complex="normal"/>
    </style:style>
    <style:style style:name="P111" style:family="paragraph" style:parent-style-name="Standard">
      <style:paragraph-properties fo:text-align="start" style:justify-single-word="false"/>
      <style:text-properties style:font-name="DejaVu Sans" fo:language="fr" fo:country="FR" fo:font-style="normal" style:text-underline-style="none" fo:font-weight="normal" officeooo:rsid="00784557" officeooo:paragraph-rsid="00784557" style:font-style-asian="normal" style:font-weight-asian="normal" style:font-style-complex="normal" style:font-weight-complex="normal"/>
    </style:style>
    <style:style style:name="P112" style:family="paragraph" style:parent-style-name="Standard">
      <style:paragraph-properties fo:text-align="start" style:justify-single-word="false"/>
      <style:text-properties style:font-name="DejaVu Sans" fo:language="fr" fo:country="FR" fo:font-style="normal" style:text-underline-style="none" fo:font-weight="normal" officeooo:rsid="0078d28a" officeooo:paragraph-rsid="0078d28a" style:font-style-asian="normal" style:font-weight-asian="normal" style:font-style-complex="normal" style:font-weight-complex="normal"/>
    </style:style>
    <style:style style:name="P113" style:family="paragraph" style:parent-style-name="Standard">
      <style:paragraph-properties fo:text-align="start" style:justify-single-word="false"/>
      <style:text-properties style:font-name="DejaVu Sans" fo:language="fr" fo:country="FR" fo:font-style="normal" style:text-underline-style="none" fo:font-weight="normal" officeooo:rsid="007a6642" officeooo:paragraph-rsid="007a6642" style:font-style-asian="normal" style:font-weight-asian="normal" style:font-style-complex="normal" style:font-weight-complex="normal"/>
    </style:style>
    <style:style style:name="P114" style:family="paragraph" style:parent-style-name="Standard">
      <style:paragraph-properties fo:text-align="start" style:justify-single-word="false"/>
      <style:text-properties style:font-name="DejaVu Sans" fo:language="fr" fo:country="FR" fo:font-style="normal" style:text-underline-style="none" fo:font-weight="normal" officeooo:rsid="007be2df" officeooo:paragraph-rsid="007be2df" style:font-style-asian="normal" style:font-weight-asian="normal" style:font-style-complex="normal" style:font-weight-complex="normal"/>
    </style:style>
    <style:style style:name="P115" style:family="paragraph" style:parent-style-name="Standard">
      <style:paragraph-properties fo:text-align="start" style:justify-single-word="false"/>
      <style:text-properties style:font-name="DejaVu Sans" fo:language="fr" fo:country="FR" fo:font-style="normal" style:text-underline-style="none" fo:font-weight="normal" officeooo:rsid="007c1dc0" officeooo:paragraph-rsid="007c1dc0" style:font-style-asian="normal" style:font-weight-asian="normal" style:font-style-complex="normal" style:font-weight-complex="normal"/>
    </style:style>
    <style:style style:name="P116" style:family="paragraph" style:parent-style-name="Standard">
      <style:paragraph-properties fo:text-align="start" style:justify-single-word="false"/>
      <style:text-properties style:font-name="DejaVu Sans" fo:language="fr" fo:country="FR" fo:font-style="normal" style:text-underline-style="none" fo:font-weight="normal" officeooo:rsid="007d5d54" officeooo:paragraph-rsid="007d5d54" style:font-style-asian="normal" style:font-weight-asian="normal" style:font-style-complex="normal" style:font-weight-complex="normal"/>
    </style:style>
    <style:style style:name="P117" style:family="paragraph" style:parent-style-name="Standard">
      <style:paragraph-properties fo:text-align="start" style:justify-single-word="false"/>
      <style:text-properties style:font-name="DejaVu Sans" fo:language="fr" fo:country="FR" fo:font-style="normal" style:text-underline-style="none" fo:font-weight="normal" officeooo:rsid="007ebb5d" officeooo:paragraph-rsid="007ebb5d" style:font-style-asian="normal" style:font-weight-asian="normal" style:font-style-complex="normal" style:font-weight-complex="normal"/>
    </style:style>
    <style:style style:name="P118" style:family="paragraph" style:parent-style-name="Standard">
      <style:paragraph-properties fo:text-align="start" style:justify-single-word="false"/>
      <style:text-properties style:font-name="DejaVu Sans" fo:language="fr" fo:country="FR" fo:font-style="normal" style:text-underline-style="none" fo:font-weight="normal" officeooo:rsid="00805653" officeooo:paragraph-rsid="00805653" style:font-style-asian="normal" style:font-weight-asian="normal" style:font-style-complex="normal" style:font-weight-complex="normal"/>
    </style:style>
    <style:style style:name="P119" style:family="paragraph" style:parent-style-name="Standard">
      <style:paragraph-properties fo:text-align="start" style:justify-single-word="false"/>
      <style:text-properties style:font-name="DejaVu Sans" fo:language="fr" fo:country="FR" fo:font-style="normal" style:text-underline-style="none" fo:font-weight="normal" officeooo:rsid="008212e1" officeooo:paragraph-rsid="008212e1" style:font-style-asian="normal" style:font-weight-asian="normal" style:font-style-complex="normal" style:font-weight-complex="normal"/>
    </style:style>
    <style:style style:name="P120" style:family="paragraph" style:parent-style-name="Standard">
      <style:paragraph-properties fo:text-align="start" style:justify-single-word="false"/>
      <style:text-properties style:font-name="DejaVu Sans" fo:language="fr" fo:country="FR" fo:font-style="normal" style:text-underline-style="none" fo:font-weight="normal" officeooo:rsid="008387d7" officeooo:paragraph-rsid="008387d7" style:font-style-asian="normal" style:font-weight-asian="normal" style:font-style-complex="normal" style:font-weight-complex="normal"/>
    </style:style>
    <style:style style:name="P121" style:family="paragraph" style:parent-style-name="Standard">
      <style:paragraph-properties fo:text-align="start" style:justify-single-word="false"/>
      <style:text-properties style:font-name="DejaVu Sans" fo:language="fr" fo:country="FR" fo:font-style="normal" style:text-underline-style="none" fo:font-weight="normal" officeooo:rsid="0083ca1a" officeooo:paragraph-rsid="0083ca1a" style:font-style-asian="normal" style:font-weight-asian="normal" style:font-style-complex="normal" style:font-weight-complex="normal"/>
    </style:style>
    <style:style style:name="P122" style:family="paragraph" style:parent-style-name="Standard">
      <style:paragraph-properties fo:text-align="start" style:justify-single-word="false"/>
      <style:text-properties style:font-name="DejaVu Sans" fo:language="fr" fo:country="FR" fo:font-style="normal" style:text-underline-style="none" fo:font-weight="normal" officeooo:rsid="008488c2" officeooo:paragraph-rsid="008488c2" style:font-style-asian="normal" style:font-weight-asian="normal" style:font-style-complex="normal" style:font-weight-complex="normal"/>
    </style:style>
    <style:style style:name="P123" style:family="paragraph" style:parent-style-name="Standard">
      <style:paragraph-properties fo:text-align="start" style:justify-single-word="false"/>
      <style:text-properties style:font-name="DejaVu Sans" fo:language="fr" fo:country="FR" fo:font-style="normal" style:text-underline-style="none" fo:font-weight="normal" officeooo:rsid="0086747c" officeooo:paragraph-rsid="0086747c" style:font-style-asian="normal" style:font-weight-asian="normal" style:font-style-complex="normal" style:font-weight-complex="normal"/>
    </style:style>
    <style:style style:name="P124" style:family="paragraph" style:parent-style-name="Standard">
      <style:paragraph-properties fo:text-align="start" style:justify-single-word="false"/>
      <style:text-properties style:font-name="DejaVu Sans" fo:language="fr" fo:country="FR" fo:font-style="normal" style:text-underline-style="none" fo:font-weight="normal" officeooo:rsid="0086fb12" officeooo:paragraph-rsid="0086fb12" style:font-style-asian="normal" style:font-weight-asian="normal" style:font-style-complex="normal" style:font-weight-complex="normal"/>
    </style:style>
    <style:style style:name="P125" style:family="paragraph" style:parent-style-name="Standard">
      <style:paragraph-properties fo:text-align="start" style:justify-single-word="false"/>
      <style:text-properties style:font-name="DejaVu Sans" fo:language="fr" fo:country="FR" fo:font-style="normal" style:text-underline-style="none" fo:font-weight="normal" officeooo:rsid="0088345e" officeooo:paragraph-rsid="0088345e" style:font-style-asian="normal" style:font-weight-asian="normal" style:font-style-complex="normal" style:font-weight-complex="normal"/>
    </style:style>
    <style:style style:name="P126" style:family="paragraph" style:parent-style-name="Standard">
      <style:paragraph-properties fo:text-align="start" style:justify-single-word="false"/>
      <style:text-properties style:font-name="DejaVu Sans" fo:language="fr" fo:country="FR" fo:font-style="normal" style:text-underline-style="none" fo:font-weight="normal" officeooo:rsid="00886247" officeooo:paragraph-rsid="00886247" style:font-style-asian="normal" style:font-weight-asian="normal" style:font-style-complex="normal" style:font-weight-complex="normal"/>
    </style:style>
    <style:style style:name="P127" style:family="paragraph" style:parent-style-name="Standard">
      <style:paragraph-properties fo:text-align="start" style:justify-single-word="false"/>
      <style:text-properties style:font-name="DejaVu Sans" fo:language="fr" fo:country="FR" fo:font-style="normal" style:text-underline-style="none" fo:font-weight="normal" officeooo:rsid="00897e20" officeooo:paragraph-rsid="00897e20" style:font-style-asian="normal" style:font-weight-asian="normal" style:font-style-complex="normal" style:font-weight-complex="normal"/>
    </style:style>
    <style:style style:name="P128" style:family="paragraph" style:parent-style-name="Standard">
      <style:paragraph-properties fo:text-align="start" style:justify-single-word="false"/>
      <style:text-properties style:font-name="DejaVu Sans" fo:language="fr" fo:country="FR" fo:font-style="normal" style:text-underline-style="none" fo:font-weight="normal" officeooo:rsid="008b7694" officeooo:paragraph-rsid="008b7694" style:font-style-asian="normal" style:font-weight-asian="normal" style:font-style-complex="normal" style:font-weight-complex="normal"/>
    </style:style>
    <style:style style:name="P129" style:family="paragraph" style:parent-style-name="Standard">
      <style:paragraph-properties fo:text-align="start" style:justify-single-word="false"/>
      <style:text-properties style:font-name="DejaVu Sans" fo:language="fr" fo:country="FR" fo:font-style="normal" style:text-underline-style="none" fo:font-weight="normal" officeooo:rsid="008c34ae" officeooo:paragraph-rsid="008c34ae" style:font-style-asian="normal" style:font-weight-asian="normal" style:font-style-complex="normal" style:font-weight-complex="normal"/>
    </style:style>
    <style:style style:name="P130" style:family="paragraph" style:parent-style-name="Standard">
      <style:paragraph-properties fo:text-align="start" style:justify-single-word="false"/>
      <style:text-properties style:font-name="DejaVu Sans" fo:language="fr" fo:country="FR" fo:font-style="normal" style:text-underline-style="none" fo:font-weight="normal" officeooo:rsid="008e3bba" officeooo:paragraph-rsid="008e3bba" style:font-style-asian="normal" style:font-weight-asian="normal" style:font-style-complex="normal" style:font-weight-complex="normal"/>
    </style:style>
    <style:style style:name="P131" style:family="paragraph" style:parent-style-name="Standard">
      <style:paragraph-properties fo:text-align="start" style:justify-single-word="false"/>
      <style:text-properties style:font-name="DejaVu Sans" fo:language="fr" fo:country="FR" fo:font-style="normal" style:text-underline-style="none" fo:font-weight="normal" officeooo:rsid="008ebbdb" officeooo:paragraph-rsid="008ebbdb" style:font-style-asian="normal" style:font-weight-asian="normal" style:font-style-complex="normal" style:font-weight-complex="normal"/>
    </style:style>
    <style:style style:name="P132" style:family="paragraph" style:parent-style-name="Standard">
      <style:paragraph-properties fo:text-align="start" style:justify-single-word="false"/>
      <style:text-properties style:font-name="DejaVu Sans" fo:language="fr" fo:country="FR" fo:font-style="normal" style:text-underline-style="none" fo:font-weight="normal" officeooo:rsid="008ec990" officeooo:paragraph-rsid="008ec990" style:font-style-asian="normal" style:font-weight-asian="normal" style:font-style-complex="normal" style:font-weight-complex="normal"/>
    </style:style>
    <style:style style:name="P133" style:family="paragraph" style:parent-style-name="Standard">
      <style:paragraph-properties fo:text-align="start" style:justify-single-word="false"/>
      <style:text-properties style:font-name="DejaVu Sans" fo:language="fr" fo:country="FR" fo:font-style="normal" style:text-underline-style="none" fo:font-weight="normal" officeooo:rsid="009236f1" officeooo:paragraph-rsid="009236f1" style:font-style-asian="normal" style:font-weight-asian="normal" style:font-style-complex="normal" style:font-weight-complex="normal"/>
    </style:style>
    <style:style style:name="P134" style:family="paragraph" style:parent-style-name="Standard">
      <style:paragraph-properties fo:text-align="start" style:justify-single-word="false"/>
      <style:text-properties style:font-name="DejaVu Sans" fo:language="fr" fo:country="FR" fo:font-style="normal" style:text-underline-style="none" fo:font-weight="normal" officeooo:rsid="00933e6e" officeooo:paragraph-rsid="00933e6e" style:font-style-asian="normal" style:font-weight-asian="normal" style:font-style-complex="normal" style:font-weight-complex="normal"/>
    </style:style>
    <style:style style:name="P135" style:family="paragraph" style:parent-style-name="Standard">
      <style:paragraph-properties fo:text-align="start" style:justify-single-word="false"/>
      <style:text-properties style:font-name="DejaVu Sans" fo:language="fr" fo:country="FR" fo:font-style="normal" style:text-underline-style="solid" style:text-underline-width="auto" style:text-underline-color="font-color" fo:font-weight="bold" officeooo:rsid="007a6642" officeooo:paragraph-rsid="007a6642" style:font-style-asian="normal" style:font-weight-asian="bold" style:font-style-complex="normal" style:font-weight-complex="bold"/>
    </style:style>
    <style:style style:name="P136" style:family="paragraph" style:parent-style-name="Standard">
      <style:paragraph-properties fo:text-align="start" style:justify-single-word="false"/>
      <style:text-properties officeooo:paragraph-rsid="00698828"/>
    </style:style>
    <style:style style:name="P137" style:family="paragraph" style:parent-style-name="Table_20_Contents">
      <style:paragraph-properties fo:text-align="center" style:justify-single-word="false"/>
      <style:text-properties style:font-name="DejaVu Sans" officeooo:rsid="006ba35e" officeooo:paragraph-rsid="006ba35e"/>
    </style:style>
    <style:style style:name="P138" style:family="paragraph" style:parent-style-name="Table_20_Contents">
      <style:paragraph-properties fo:text-align="center" style:justify-single-word="false"/>
      <style:text-properties style:font-name="DejaVu Sans" fo:language="fr" fo:country="FR" officeooo:rsid="006ba35e" officeooo:paragraph-rsid="006ba35e"/>
    </style:style>
    <style:style style:name="T1" style:family="text">
      <style:text-properties fo:language="en" fo:country="US"/>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02c3b34" style:font-weight-asian="normal" style:font-weight-complex="normal"/>
    </style:style>
    <style:style style:name="T5" style:family="text">
      <style:text-properties fo:font-weight="normal" officeooo:rsid="002dd616" style:font-weight-asian="normal" style:font-weight-complex="normal"/>
    </style:style>
    <style:style style:name="T6" style:family="text">
      <style:text-properties fo:font-weight="normal" officeooo:rsid="0034af05" style:font-weight-asian="normal" style:font-weight-complex="normal"/>
    </style:style>
    <style:style style:name="T7" style:family="text">
      <style:text-properties fo:font-weight="normal" officeooo:rsid="00411a3a" style:font-weight-asian="normal" style:font-weight-complex="normal"/>
    </style:style>
    <style:style style:name="T8" style:family="text">
      <style:text-properties officeooo:rsid="0015f822"/>
    </style:style>
    <style:style style:name="T9" style:family="text">
      <style:text-properties officeooo:rsid="0016e194"/>
    </style:style>
    <style:style style:name="T10" style:family="text">
      <style:text-properties style:text-underline-style="solid" style:text-underline-width="auto" style:text-underline-color="font-color"/>
    </style:style>
    <style:style style:name="T11" style:family="text">
      <style:text-properties style:text-underline-style="none"/>
    </style:style>
    <style:style style:name="T12" style:family="text">
      <style:text-properties style:text-underline-style="none" fo:font-weight="bold" style:font-weight-asian="bold" style:font-weight-complex="bold"/>
    </style:style>
    <style:style style:name="T13" style:family="text">
      <style:text-properties style:text-underline-style="none" fo:font-weight="normal" style:font-weight-asian="normal" style:font-weight-complex="normal"/>
    </style:style>
    <style:style style:name="T14" style:family="text">
      <style:text-properties style:text-underline-style="none" fo:font-weight="normal" officeooo:rsid="001a6b8f" style:font-weight-asian="normal" style:font-weight-complex="normal"/>
    </style:style>
    <style:style style:name="T15" style:family="text">
      <style:text-properties style:text-underline-style="none" fo:font-weight="normal" officeooo:rsid="001f6ba8" style:font-weight-asian="normal" style:font-weight-complex="normal"/>
    </style:style>
    <style:style style:name="T16" style:family="text">
      <style:text-properties style:text-underline-style="none" fo:font-weight="normal" officeooo:rsid="00202571" style:font-weight-asian="normal" style:font-weight-complex="normal"/>
    </style:style>
    <style:style style:name="T17" style:family="text">
      <style:text-properties officeooo:rsid="0053d415"/>
    </style:style>
    <style:style style:name="T18" style:family="text">
      <style:text-properties officeooo:rsid="00604ac6"/>
    </style:style>
    <style:style style:name="T19" style:family="text">
      <style:text-properties officeooo:rsid="00679faf"/>
    </style:style>
    <style:style style:name="T20" style:family="text">
      <style:text-properties style:font-name="DejaVu Sans" fo:language="fr" fo:country="FR" fo:font-style="normal" style:text-underline-style="none" fo:font-weight="normal" officeooo:rsid="0061fc66" style:font-style-asian="normal" style:font-weight-asian="normal" style:font-style-complex="normal" style:font-weight-complex="normal"/>
    </style:style>
    <style:style style:name="T21" style:family="text">
      <style:text-properties style:font-name="DejaVu Sans" fo:language="fr" fo:country="FR" fo:font-style="normal" style:text-underline-style="none" fo:font-weight="normal" officeooo:rsid="00645d59" style:font-style-asian="normal" style:font-weight-asian="normal" style:font-style-complex="normal" style:font-weight-complex="normal"/>
    </style:style>
    <style:style style:name="T22" style:family="text">
      <style:text-properties officeooo:rsid="006ba35e"/>
    </style:style>
    <style:style style:name="T23" style:family="text">
      <style:text-properties officeooo:rsid="006d92c3"/>
    </style:style>
    <style:style style:name="T24" style:family="text">
      <style:text-properties officeooo:rsid="00805653"/>
    </style:style>
    <style:style style:name="T25" style:family="text">
      <style:text-properties officeooo:rsid="008387d7"/>
    </style:style>
    <style:style style:name="T26" style:family="text">
      <style:text-properties officeooo:rsid="0089f9a3"/>
    </style:style>
    <style:style style:name="T27" style:family="text">
      <style:text-properties officeooo:rsid="00908257"/>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RÉSEAUX OPÉRÉS AVANCÉS</text:p>
      <text:p text:style-name="P2"/>
      <text:p text:style-name="P43">Une brève introduction à ATM</text:p>
      <text:p text:style-name="P1"/>
      <text:p text:style-name="P3"># 5</text:p>
      <text:p text:style-name="P3">ATM → intégration de service comme RNIS.</text:p>
      <text:p text:style-name="P3">But d’intégrer sur le réseau d’accès (mis en œuvre sur la ligne téléphonique) <text:s/>des services de type paquet, vidéo.</text:p>
      <text:p text:style-name="P3">Intérêt de RNIS notion de canal (B, D), excessivement simple.</text:p>
      <text:p text:style-name="P3">ATM → Offrir sur une seule voie d’accès un seul réseau d’accès qui permette de véhiculer de la donnée en mode paquet, de la voix, …</text:p>
      <text:p text:style-name="P3"/>
      <text:p text:style-name="P3">ATM : <text:span text:style-name="T1">Asynchronous Transfer Mode</text:span></text:p>
      <text:p text:style-name="P3">On a un réseau qui se rapproche plus du monde paquet que du monde circuit, même s’il vient du monde télécoms. Approche paquet (réseau <text:span text:style-name="T2">cellule</text:span><text:span text:style-name="T3">).</text:span></text:p>
      <text:p text:style-name="P4">Dans ATM, ça ressemble plus à du X25 (circuit virtuel) → identifiant de circuit virtuel. Transfert du paquet sur la voie de sortie en fonction de ça.</text:p>
      <text:p text:style-name="P4">Risque de délai → problématique pour les applications téléphoniques</text:p>
      <text:p text:style-name="P4">Risque de débordement de file d’attentes. <text:span text:style-name="T8">Best effort.</text:span></text:p>
      <text:p text:style-name="P5"/>
      <text:p text:style-name="P5">Difficulté pour assurer certains services qui relèvent historiquement d’un mode circuit en mode paquet. </text:p>
      <text:p text:style-name="P5"/>
      <text:p text:style-name="P5"># 8</text:p>
      <text:p text:style-name="P5"><text:span text:style-name="T2">Mode connecté</text:span> permet d’éviter les problèmes de congestion : X25 demande à établir une connexion.</text:p>
      <text:p text:style-name="P5"/>
      <text:p text:style-name="P6">Débit 100Mbit/s, 100 émissions à 1Mbit/s, congestion possible :</text:p>
      <text:p text:style-name="P6">Il peut y avoir des périodes courtes pendant lesquelles un grand nombre de communications émettent en même temps et dépassent le débit possible.</text:p>
      <text:p text:style-name="P6"/>
      <text:p text:style-name="P6">En vrai, les opérateurs font su surbooking parce que les débits sont toujours plus faibles et assez sporadiques → rentabiliser leur système.</text:p>
      <text:p text:style-name="P6">Mais du coup sur des durées pas si courtes, <text:span text:style-name="T9">il se peut que </text:span>les communications émettent à leur débit maximum et cumulent un débit supérieur au débit que le réseau peut assumer. </text:p>
      <text:p text:style-name="P5"/>
      <text:p text:style-name="P8">Multiplexage temporel asynchrone</text:p>
      <text:p text:style-name="P7"><text:tab/>→ Capable de faire du surbooking (ce qu’on fait dans IP)</text:p>
      <text:p text:style-name="P7"/>
      <text:p text:style-name="P7">Pas de garantie sur le temps de traversée</text:p>
      <text:p text:style-name="P7">Pas de garantie de qualité de service</text:p>
      <text:p text:style-name="P7"><text:tab/></text:p>
      <text:p text:style-name="P7"># 9</text:p>
      <text:p text:style-name="P7">Mauvaise utilisation des liens en mode <text:span text:style-name="T10">paquet</text:span><text:span text:style-name="T11">.</text:span></text:p>
      <text:p text:style-name="P15">Si on veut des communications sporadiques, les liens ne sont pas bons. </text:p>
      <text:p text:style-name="P16">Gigue : variation de la latence</text:p>
      <text:p text:style-name="P16">Mode connecté (circuit virtuel en mode paquet) est plus adaptés à un fonctionnement centralisé plutôt qu’IP qui est adapté à un fonctionnement distribué.</text:p>
      <text:p text:style-name="P16"/>
      <text:p text:style-name="P16"><text:soft-page-break/># 13</text:p>
      <text:p text:style-name="P9"><text:span text:style-name="T11">Notion de </text:span><text:span text:style-name="T12">cellule</text:span></text:p>
      <text:p text:style-name="P9"><text:span text:style-name="T13"><text:tab/>→ </text:span><text:span text:style-name="T14">C</text:span><text:span text:style-name="T13">hoix surprenant de la part des opérateurs qui étaient en mode circuit, <text:tab/>passage en mode </text:span><text:span text:style-name="T12">paquet</text:span></text:p>
      <text:p text:style-name="P9"><text:span text:style-name="T13"><text:tab/>→ </text:span><text:span text:style-name="T14">P</text:span><text:span text:style-name="T13">aquet de taille constante et faible (48 octets data, 5 octets entête)</text:span></text:p>
      <text:p text:style-name="P17"/>
      <text:p text:style-name="P10"><text:span text:style-name="T13">Mode </text:span><text:span text:style-name="T12">connecté</text:span></text:p>
      <text:p text:style-name="P17"><text:tab/>→ Plus rapproché de X25 et Frame Relay que IP</text:p>
      <text:p text:style-name="P17"><text:tab/>→ Circuit virtuel, routage mis en place avant toute communication</text:p>
      <text:p text:style-name="P17"><text:tab/>→ Risques de congestion donc besoin de mettre en place des mécanismes <text:tab/>de qualité de service</text:p>
      <text:p text:style-name="P17"><text:tab/><text:tab/>→ Être capable de connaître les applications et de négocier des <text:tab/><text:tab/><text:tab/><text:tab/>paramètres de qualité de service</text:p>
      <text:p text:style-name="P17"/>
      <text:p text:style-name="P17"># 14</text:p>
      <text:p text:style-name="P17">Communication de paquets en mode circuit virtuel</text:p>
      <text:p text:style-name="P17">Les cellules vont être commutées en fonction d’un identifiant de connexion.</text:p>
      <text:p text:style-name="P17">Les connexions vont être mises en place par un chemin qui va être déterminé avant que les cellules soient transmises.</text:p>
      <text:p text:style-name="P15"/>
      <text:p text:style-name="P27"># 15</text:p>
      <text:p text:style-name="P28">Virtual Path VPC → conduit virtuel</text:p>
      <text:p text:style-name="P28">Virtual Channel VCC → voie virtuelle</text:p>
      <text:p text:style-name="P28"/>
      <text:p text:style-name="P28">Un VP avec un identifiant X, on peut avoir plusieurs VC dedans avec des identifiants. Le VC qui sort aura l’identifiant XY avec Y l’identifiant du VC.</text:p>
      <text:p text:style-name="P28">(Tuyaux VC dans tuyau VP)</text:p>
      <text:p text:style-name="P28"/>
      <text:p text:style-name="P29">Deux niveaux d’aiguillage</text:p>
      <text:list xml:id="list733902946" text:style-name="L1">
        <text:list-item>
          <text:p text:style-name="P44"><text:span text:style-name="T12">Brasseurs </text:span><text:span text:style-name="T13">:</text:span><text:span text:style-name="T11"> Commute uniquement au niveau des VP, ne s’occupe pas des VC à l’intérieur. Moins de travail pour les brasseurs. On s’inquiète pas des VC, plus au centre du réseau. Les brasseurs n’ont pas besoin de regarder beaucoup d’identifiants, moins d’ids enregistrés.</text:span></text:p>
        </text:list-item>
        <text:list-item>
          <text:p text:style-name="P44"><text:span text:style-name="T12">Commutateurs</text:span><text:span text:style-name="T11"> : Va regarder le VP et le numéro de VC. Aiguillage des VC de façon plus spécifique. Tables plus riches, beaucoup d’ids.</text:span></text:p>
        </text:list-item>
      </text:list>
      <text:p text:style-name="P29"/>
      <text:p text:style-name="P29">ATM comme X25 → maillage de réseaux points à points.</text:p>
      <text:p text:style-name="P29"/>
      <text:p text:style-name="P29">3 niveaux hiérarchique</text:p>
      <text:p text:style-name="P29"><text:tab/>→ Topologie du réseau</text:p>
      <text:p text:style-name="P29"><text:tab/>→ Réseau d’overlay construit avec les VP où on relie par un même VP des <text:tab/>équipements qui sont pas reliés entre eux</text:p>
      <text:p text:style-name="P29"><text:tab/>→ Mise en place et suppression de VC</text:p>
      <text:p text:style-name="P29"/>
      <text:p text:style-name="P11"><text:span text:style-name="T11">Connexion virtuelle </text:span><text:span text:style-name="T12">unidirectionnelle</text:span><text:span text:style-name="T13">.</text:span></text:p>
      <text:p text:style-name="P18"/>
      <text:p text:style-name="P18"># 16</text:p>
      <text:p text:style-name="P18">Canaux virtuels commutés mis en place automatiquement.</text:p>
      <text:p text:style-name="P11"><text:span text:style-name="T13">Signalisation acheminée par ATM dans des circuits virtuels </text:span><text:span text:style-name="T15">mis en place par méta-signalisation.</text:span></text:p>
      <text:p text:style-name="P18"/>
      <text:p text:style-name="P18"/>
      <text:p text:style-name="P19"><text:soft-page-break/># 17</text:p>
      <text:p text:style-name="P19">Contrat de trafic passé entre l’usager et le réseau.</text:p>
      <text:p text:style-name="P19">L’application va s’engager en terme de débit et va demander un type de service.</text:p>
      <text:p text:style-name="P19"/>
      <text:p text:style-name="P19"># 18</text:p>
      <text:p text:style-name="P19">Paramètres de service et de qualité de service définis ici.</text:p>
      <text:p text:style-name="P20"/>
      <text:p text:style-name="P12"><text:span text:style-name="T13"># </text:span><text:span text:style-name="T16">20</text:span></text:p>
      <text:p text:style-name="P21">Réseaux privés, publics et opérateurs.</text:p>
      <text:p text:style-name="P13"><text:span text:style-name="T13">Entre commutateurs ou brasseurs, interface </text:span><text:span text:style-name="T12">private NNI</text:span><text:span text:style-name="T13">, entre réseau public et privé interface </text:span><text:span text:style-name="T12">UNI</text:span><text:span text:style-name="T13">.</text:span></text:p>
      <text:p text:style-name="P21"/>
      <text:p text:style-name="P21"># 23</text:p>
      <text:p text:style-name="P21">Permettre à l’usager de passer progressivement avec un adaptateur TA-LB. Interfaces définies et groupes de fonctions. </text:p>
      <text:p text:style-name="P21"/>
      <text:p text:style-name="P21"># 28</text:p>
      <text:p text:style-name="P21">Couche ATM sur la couche physique, fondée sur les cellules.</text:p>
      <text:p text:style-name="P21">Les données utilisateurs dans plan utilisateur, pareil contrôle.</text:p>
      <text:p text:style-name="P21"/>
      <text:p text:style-name="P21"># 32</text:p>
      <text:p text:style-name="P21">La couche physique doit permettre de traduire les cellules en flot binaire et de transmettre ça sur un support physique.</text:p>
      <text:p text:style-name="P22"/>
      <text:p text:style-name="P22"># 34</text:p>
      <text:p text:style-name="P22">Couche ATM qui va transmettre des cellules et éventuellement de façon continue.</text:p>
      <text:p text:style-name="P22">On demande à la couche physique d’être capable de transmettre une séquence binaire avec synchronisation.</text:p>
      <text:p text:style-name="P22"/>
      <text:p text:style-name="P22">Si la couche physique a besoin d’envoyer des cellules (en rouge), elle peut participer et les caler de temps en temps.</text:p>
      <text:p text:style-name="P22">La couche physique peut utiliser ATM pour envoyer des données dans des cellules.</text:p>
      <text:p text:style-name="P14"><text:span text:style-name="T13">On génère de façon continue des cellules vides et si on a rien à envoyer, pas de cellules ATM, on envoie des cellules vides → on construit un </text:span><text:span text:style-name="T12">flux permanent de cellules ATM </text:span><text:span text:style-name="T13">(ressemble à PDH).</text:span></text:p>
      <text:p text:style-name="P22"/>
      <text:p text:style-name="P37">Synchronisation des cellules</text:p>
      <text:p text:style-name="P23"><text:tab/>→ Toutes les 125µs, une cellule commence</text:p>
      <text:p text:style-name="P23"><text:tab/>→ On se cale sur la première et on vérifie de temps en temps qu’on est calé</text:p>
      <text:p text:style-name="P23"><text:tab/>→ Dans PDH, séquences binaires spécifiques pour se caler</text:p>
      <text:p text:style-name="P23"><text:tab/>→ Ici, pas de schéma fixe à chercher. C’est un schéma variable mais spécifique. On va chercher 5 octets qui ont une forme particulière. </text:p>
      <text:p text:style-name="P23">En-tête de 5 octets mais 4 octets d’entête et un octet qui est un checksum des 4 premiers. Si c’est l’entête d’une cellule ATM, le 5ème octet correspond à un calcul précis des 4 premiers. </text:p>
      <text:p text:style-name="P23">On se verrouille la dessus et on maintient la synchronisation comme ça.</text:p>
      <text:p text:style-name="P23"/>
      <text:p text:style-name="P23"/>
      <text:p text:style-name="P23"/>
      <text:p text:style-name="P24"><text:soft-page-break/># 35</text:p>
      <text:p text:style-name="P24">Gestion de l’entête et du contrôle d’erreur</text:p>
      <text:p text:style-name="P24">Code correcteur d’erreur sur l’entête</text:p>
      <text:p text:style-name="P24"><text:tab/>Sur les 5 octets d’entête, un octet de contrôle sur les 4 autres octets <text:tab/>d’entête</text:p>
      <text:p text:style-name="P24"/>
      <text:p text:style-name="P25">Derrière l’entête, 48 octets de données. C’est le motif qu’il va chercher en permanence, motif de 50 bit avec les 8 derniers qui ?</text:p>
      <text:p text:style-name="P25"/>
      <text:p text:style-name="P25">Capable de corriger une erreur</text:p>
      <text:p text:style-name="P25">En régime normal où on est synchronisés au niveau cellule, on est dans l’état vert.</text:p>
      <text:p text:style-name="P25">Si une erreur simple est observée on va la corriger et passer en mode détection. Si il y a plusieurs erreurs et qu’on ne peut pas la corriger, on rejette la cellule. Dans tous les cas on passe en mode détection et dès qu’il y a <text:s/>une erreur, on rejette les cellules. Dès qu’on tombe sur un HEC OK, on passe en mode correction.</text:p>
      <text:p text:style-name="P25"/>
      <text:p text:style-name="P25">Polynôme détecteur correcteur.</text:p>
      <text:p text:style-name="P25"/>
      <text:p text:style-name="P25"># 36</text:p>
      <text:p text:style-name="P26">Délimitation des cellules par la recherche permanente du HEC. Besoin d’aucune aide de la couche physique pour ça.</text:p>
      <text:p text:style-name="P26">Sert en priorité à détecter si les cellules sont correctes.</text:p>
      <text:p text:style-name="P26">Les données sont passées au travers d’un embrouilleur</text:p>
      <text:p text:style-name="P26"/>
      <text:p text:style-name="P26"># 37</text:p>
      <text:p text:style-name="P30">Sous-couche PMD</text:p>
      <text:p text:style-name="P26">Couches physiques, pas intéressant. Les cellules peuvent être encapsulées dans des trames de couche physique</text:p>
      <text:p text:style-name="P26"/>
      <text:p text:style-name="P26"># 41</text:p>
      <text:p text:style-name="P31">Couche ATM</text:p>
      <text:p text:style-name="P45">On voit sur un lien un flux composite de cellule composé de cellules qui appartient à différents VP et VC.</text:p>
      <text:p text:style-name="P46"/>
      <text:p text:style-name="P46"># 43</text:p>
      <text:p text:style-name="P46">Pour envoyer des données, un ensemble ‘d’objets‘ fournissent des méthodes.</text:p>
      <text:p text:style-name="P46">ATM-DATA est un service qui permet de transmettre et de recevoir des données, et demande est une primitive de service.</text:p>
      <text:p text:style-name="P46">On peut avoir une notification que les données viennent d’arriver.</text:p>
      <text:p text:style-name="P46"/>
      <text:p text:style-name="P46">Le module ATM présente un certain nombre de services et de primitives de services.</text:p>
      <text:p text:style-name="P46"/>
      <text:p text:style-name="P47">On utilise des primitives de la couche physique PHY-DATA qui permet de transmettre les données des cellules. A partir de l’indication de la couche physique, il va extraire les cellules et les fournir à la couche du dessus.</text:p>
      <text:p text:style-name="P47"/>
      <text:p text:style-name="P48">Entité de gestion ATM Management</text:p>
      <text:p text:style-name="P48"><text:tab/>→ Mettre en place certaines fonctionnalités dont le contrôle de flux générique.</text:p>
      <text:p text:style-name="P48"><text:soft-page-break/># 45</text:p>
      <text:p text:style-name="P48">Cellule petit paquet de taille fixe</text:p>
      <text:p text:style-name="P32"><text:span text:style-name="T3"><text:tab/>→ Simplifie les traitements, </text:span><text:span text:style-name="T4">la mise en place des commutateurs</text:span></text:p>
      <text:p text:style-name="P48"><text:tab/>→ Pas besoin de gestion dynamique de mémoire</text:p>
      <text:p text:style-name="P48"/>
      <text:p text:style-name="P49">Inconvénient</text:p>
      <text:p text:style-name="P49"><text:tab/>→ Besoin de mettre du bourrage quand la taille fait moins de 48 octets</text:p>
      <text:p text:style-name="P33"><text:span text:style-name="T3"><text:tab/>→</text:span><text:span text:style-name="T5"> Faut faire attention</text:span></text:p>
      <text:p text:style-name="P50"><text:tab/>→ Surcharge importante (5 octets d’entête, 10%)</text:p>
      <text:p text:style-name="P50"/>
      <text:p text:style-name="P51"># 46</text:p>
      <text:p text:style-name="P62">1. Interface usager/réseau</text:p>
      <text:p text:style-name="P51">5 octets d’entête et un octet de correction d’erreur</text:p>
      <text:p text:style-name="P51">VPI VCI dans les 4 octets</text:p>
      <text:p text:style-name="P51">48 octets de data</text:p>
      <text:p text:style-name="P51"/>
      <text:p text:style-name="P34">CLP <text:span text:style-name="T3">: priorité de perte</text:span></text:p>
      <text:p text:style-name="P51"><text:tab/>→ permet au commutateur de décider quelles cellules détruirent en premier quand il faut détruire des cellules (ex : file d’attente pleine)</text:p>
      <text:p text:style-name="P51"><text:tab/>→ détruire cellule avec champ CLP à 1</text:p>
      <text:p text:style-name="P51"/>
      <text:p text:style-name="P51">PT : type, information sur le type de la cellule</text:p>
      <text:p text:style-name="P51"/>
      <text:p text:style-name="P34">GFC<text:span text:style-name="T3"> : bits qui permettent de faire du contrôle de flux</text:span></text:p>
      <text:p text:style-name="P51">8 bits VPI</text:p>
      <text:p text:style-name="P51">VCI 16 bits</text:p>
      <text:p text:style-name="P50"/>
      <text:p text:style-name="P62">2. Interface réseau/réseau</text:p>
      <text:p text:style-name="P51">12 bits VPI</text:p>
      <text:p text:style-name="P51">Seul le nombre de VP change entre 1.2</text:p>
      <text:p text:style-name="P51">On peut mettre 16 fois plus de gros tuyau dans les équipements.</text:p>
      <text:p text:style-name="P51"><text:tab/>→ Moins de communication entre le PC et le réseau qu’entre deux réseaux <text:tab/>(l’idée)</text:p>
      <text:p text:style-name="P51">Le nombre de voies logiques à l’intérieur d’un VP reste le même.</text:p>
      <text:p text:style-name="P51"/>
      <text:p text:style-name="P52"># 47</text:p>
      <text:p text:style-name="P52">Cellules de la couche physiques VPI VCI 0</text:p>
      <text:p text:style-name="P52"><text:tab/>→ Utilisent ce vpi et vci toujours</text:p>
      <text:p text:style-name="P52"/>
      <text:p text:style-name="P52"># 48</text:p>
      <text:p text:style-name="P53">Cellules qui véhiculent des données d’usager</text:p>
      <text:p text:style-name="P53"><text:tab/>→ Avec ou sans encombrement</text:p>
      <text:p text:style-name="P53"><text:tab/>→ Bit de signalisation usager à usager</text:p>
      <text:p text:style-name="P53">Cellules OAM</text:p>
      <text:p text:style-name="P53">Cellule de gestion des ressources</text:p>
      <text:p text:style-name="P53"/>
      <text:p text:style-name="P53"># 49</text:p>
      <text:p text:style-name="P53">Cell Loss Priority</text:p>
      <text:list xml:id="list3983165750" text:style-name="L2">
        <text:list-item>
          <text:p text:style-name="P54">Lié à la gestion du trafic</text:p>
        </text:list-item>
        <text:list-item>
          <text:p text:style-name="P54">Le réseau va pouvoir marquer un nombre de cellules correspondant au nombre de cellules envoyées qui ne respectent pas le contrat → peut perdre ces cellules</text:p>
        </text:list-item>
      </text:list>
      <text:p text:style-name="P53"><text:soft-page-break/>Cellules avec CLP = 1 cellules marquées non prioritaires (prioritaires à la perte) car elles sont hors des clous.</text:p>
      <text:p text:style-name="P55"/>
      <text:p text:style-name="P55"># 51</text:p>
      <text:p text:style-name="P56">Bleu support physique</text:p>
      <text:p text:style-name="P57">Cellules qui ont toutes le VPI et cellules qui ont le même VPI.</text:p>
      <text:p text:style-name="P57"/>
      <text:p text:style-name="P35"><text:span text:style-name="T3"># 5</text:span><text:span text:style-name="T6">3</text:span></text:p>
      <text:p text:style-name="P58">Trait noir support physique (entre chaque équipements)</text:p>
      <text:p text:style-name="P58">Traits épais virtual path (VP)</text:p>
      <text:p text:style-name="P58">Point tillé virtuel channel (VC)</text:p>
      <text:p text:style-name="P58"/>
      <text:p text:style-name="P58"/>
      <text:p text:style-name="P58">VPI en vert va du PC au premier routeur → PC et routeur se mettent d’accord pour le num</text:p>
      <text:p text:style-name="P58">VPI vert pâle va du routeur à celui d’en dessous → se mettent d’accord pour mettre VPI=8</text:p>
      <text:p text:style-name="P58"/>
      <text:p text:style-name="P58">Le routeur du milieu reçoit un VPI 5 qui repart en VPI 8, il le brasse. Il fait brasseur et commutateur.</text:p>
      <text:p text:style-name="P58"/>
      <text:p text:style-name="P58">Routeur en dessous du vert :</text:p>
      <text:p text:style-name="P58">Le numéro de VCI qui est dans une cellule est négocié entre lui et le routeur à sa gauche (parce que c’est la dest). Du coup il change pas de VCI. Vu que routeur du milieu brasse et commute pas, il regarde pas le VCI.</text:p>
      <text:p text:style-name="P58"/>
      <text:p text:style-name="P58">Une cellule envoyé par PC haut gauche, ça sort du VP et du VC au commutateur et la table va dire que ce qui arrive avec VPI 5 et VCI 67 repart avec VPI 7 et VCI 53.</text:p>
      <text:p text:style-name="P58"/>
      <text:p text:style-name="P58">La table va être le type d’interface, le numéro VP et éventuellement le numéro VC.</text:p>
      <text:p text:style-name="P58"/>
      <text:p text:style-name="P59"># 55</text:p>
      <text:p text:style-name="P36">Brasseur</text:p>
      <text:p text:style-name="P59">Voie d’entrée → Interface</text:p>
      <text:p text:style-name="P60">Deux voies d’entrées deux voies de sortie. (gris)</text:p>
      <text:p text:style-name="P60">Le brasseur ne fait que brasser et ne s’occupe pas de l’intérieur, pas d’ambiguïté car les VC sont à l’intérieur des VP.</text:p>
      <text:p text:style-name="P60"/>
      <text:p text:style-name="P61"># 56</text:p>
      <text:p text:style-name="P36">Commutateur</text:p>
      <text:p text:style-name="P61"/>
      <text:p text:style-name="P63">exercice1.pdf</text:p>
      <text:p text:style-name="P63">exercice1.odt</text:p>
      <text:p text:style-name="P63"/>
      <text:p text:style-name="P64"># 59</text:p>
      <text:p text:style-name="P64">But d’ATM d’intégrer des services très différents, besoin de formaliser les qualités de services pour tout le monde</text:p>
      <text:p text:style-name="P64"/>
      <text:p text:style-name="P65">Débit en nombre de cellules / s.</text:p>
      <text:p text:style-name="P65"/>
      <text:p text:style-name="P65"><text:soft-page-break/># 60</text:p>
      <text:p text:style-name="P65">ATM réseau asynchrone</text:p>
      <text:p text:style-name="P65">Commutation de cellules</text:p>
      <text:p text:style-name="P65">Mode circuit virtuel</text:p>
      <text:p text:style-name="P65"/>
      <text:p text:style-name="P65">Mécanismes de contrôle d’admission</text:p>
      <text:p text:style-name="P65"/>
      <text:p text:style-name="P66"># 61</text:p>
      <text:p text:style-name="P67">Spécification simples</text:p>
      <text:p text:style-name="P67">Classes de services fondées sur quelques paramètres de base → but était que ce soit souple et évolutif</text:p>
      <text:p text:style-name="P67"/>
      <text:p text:style-name="P41">#62</text:p>
      <text:p text:style-name="P41">Classes de service</text:p>
      <text:p text:style-name="P41">Caractérisation des trafic</text:p>
      <text:p text:style-name="P41">Spécification des besoins</text:p>
      <text:p text:style-name="P64"/>
      <text:p text:style-name="P38"><text:span text:style-name="T3">→</text:span><text:span text:style-name="T7"> échangé lors de l’établissement d’une connexion</text:span></text:p>
      <text:p text:style-name="P69"/>
      <text:p text:style-name="P39"><text:span text:style-name="T7">R</text:span><text:span text:style-name="T3">éserver les ressources qui permettent de respecter les besoins demandés</text:span></text:p>
      <text:p text:style-name="P40"><text:span text:style-name="T3">On cherche un chemin qui part de A, qui arrive à F et qui </text:span>soit capable d’assumer les besoins du contrat de qualité de service<text:span text:style-name="T3">.</text:span></text:p>
      <text:p text:style-name="P70"/>
      <text:p text:style-name="P71"># 64</text:p>
      <text:p text:style-name="P71">Caractériser le trafic (débit)</text:p>
      <text:p text:style-name="P71">Deux niveaux de débit</text:p>
      <text:p text:style-name="P71">→ débit moyen, longue durée</text:p>
      <text:p text:style-name="P71">→ débit crête, courte durée</text:p>
      <text:p text:style-name="P71"/>
      <text:p text:style-name="P72">Comment définir cette qualité de service, notion du débit</text:p>
      <text:p text:style-name="P73">Va falloir mesurer sur une fenêtre (période de temps), définir la durée de la fenêtre (pas trop longue, pas trop courte car sinon on mesure rien).</text:p>
      <text:p text:style-name="P74">On veut obtenir soit le débit du lien, soit 0.</text:p>
      <text:p text:style-name="P74"/>
      <text:p text:style-name="P75">Disons une fenêtre d’une seconde →</text:p>
      <text:p text:style-name="P75">Fenêtre flottante ou glissante → plus intéressant sur une <text:span text:style-name="T2">glissante</text:span>, à tout moment savoir ce qu’il se passe durant la seconde.</text:p>
      <text:p text:style-name="P75"/>
      <text:p text:style-name="P76">On va mesurer un débit sur une fenêtre relativement courte</text:p>
      <text:p text:style-name="P76"><text:tab/>→ débit <text:span text:style-name="T2">court terme</text:span></text:p>
      <text:p text:style-name="P76"><text:tab/>→ on s’autorise sur des durées relativement courtes de dépasser ce débit crête. Mesurer l’ampleur d’écart de ce débit</text:p>
      <text:p text:style-name="P75"/>
      <text:p text:style-name="P76"># 65</text:p>
      <text:p text:style-name="P76">Il suffit de regarder les instants d’arrivée des cellules</text:p>
      <text:p text:style-name="P76">Cellules qui arrivent à un certain rythme et on mesure le débit par l’instant entre les deux arrivées de cellules (durée T).</text:p>
      <text:p text:style-name="P76"/>
      <text:p text:style-name="P76">Les cellules sont censées partir à cet instant T. Si il y a une baisse/hausse de débit, le départ sera plus tôt ou plus tard.</text:p>
      <text:p text:style-name="P76"/>
      <text:p text:style-name="P77">Part plus tôt, en avance, donc débit plus élevé. <text:span text:style-name="T17">Part plus tard, baisse de débit.</text:span></text:p>
      <text:p text:style-name="P79"><text:soft-page-break/>Débit crête va être matérialisé par ce genre de chose. Tolérance sur le débit. Correspond à une gigue acceptable.</text:p>
      <text:p text:style-name="P79">Tolérer ce genre de chose parce que lorsqu’une application émet des cellules elle n’est pas la seule.</text:p>
      <text:p text:style-name="P77"/>
      <text:p text:style-name="P78"># 66</text:p>
      <text:p text:style-name="P78">Débit moyen SCR </text:p>
      <text:p text:style-name="P78">Exprimé au travers d’une durée T et d’une variation tolérable.</text:p>
      <text:p text:style-name="P80">Associé à une variation tolérable Maximum Burst Size</text:p>
      <text:p text:style-name="P80">Ampleur du temps durant laquelle cette variation peut avoir lieu → longueur maximum d’une rafale </text:p>
      <text:p text:style-name="P80"/>
      <text:p text:style-name="P80">SCL trait vert diapo avant</text:p>
      <text:p text:style-name="P80">MBS représente les hausses de débit</text:p>
      <text:p text:style-name="P80"/>
      <text:p text:style-name="P81"># 68</text:p>
      <text:p text:style-name="P82">Au dessus → caractérisation du trafic</text:p>
      <text:p text:style-name="P83">Paramètres de qualité de service :</text:p>
      <text:list xml:id="list2336845159" text:style-name="L3">
        <text:list-item>
          <text:p text:style-name="P84">Taux de perte cellule : CLR → le réseau s’engage à ne pas perdre plus d’un taux</text:p>
        </text:list-item>
        <text:list-item>
          <text:p text:style-name="P84">Temps de traversée du réseau CTD → concerne les applications interactives type téléphonie</text:p>
        </text:list-item>
        <text:list-item>
          <text:p text:style-name="P85">Gigue : variation de délai CDV → une variation du délai inter-cellules introduit par le réseau</text:p>
        </text:list-item>
      </text:list>
      <text:p text:style-name="P86"/>
      <text:p text:style-name="P86"># 70</text:p>
      <text:p text:style-name="P87">Constant Bit Rate</text:p>
      <text:p text:style-name="P87">→ applications qui ont des besoins à débit constant. Vont permettre de véhiculer des services de type SDH. Débit constant temps de traversée le plus faible possible.</text:p>
      <text:p text:style-name="P87"/>
      <text:p text:style-name="P88">But de fournir un service qui ressemble à du circuit.</text:p>
      <text:p text:style-name="P88">Paramètres Pixel Rate et tolérence sur le délai de la variation inter-cellules (pas le trait vert, qu’un débit et on ne va pas au dessus).</text:p>
      <text:p text:style-name="P89"/>
      <text:p text:style-name="P89"># 71</text:p>
      <text:p text:style-name="P89">On peut compresser les données </text:p>
      <text:p text:style-name="P89">Conséquence → change le débit (but de baisser le débit)</text:p>
      <text:p text:style-name="P90">Débit variable pour les algorithmes compressés</text:p>
      <text:p text:style-name="P90"/>
      <text:p text:style-name="P90"># 7<text:span text:style-name="T18">3</text:span></text:p>
      <text:p text:style-name="P91">Available bit rate</text:p>
      <text:p text:style-name="P91">→ profiter de ressources disponibles avec une interaction entre le réseau et l’application</text:p>
      <text:p text:style-name="P91">Le réseau dit à l’application s’il faut ralentir ou s’il peut accélérer </text:p>
      <text:p text:style-name="P91"/>
      <text:p text:style-name="P91"># 74</text:p>
      <text:p text:style-name="P91">Émettent des cellules qui sont des sondes, vont être marquées par le réseau. Les équipements qui saturent vont marquer ces cellules pour que les applications sachent s’il faut ralentir ou accélérer. </text:p>
      <text:p text:style-name="P91">Même logique que ECM. TCP fait ça avec IP. </text:p>
      <text:p text:style-name="P92"><text:soft-page-break/>On dit explicitement aux entités qui communiquent dans le réseau qu’il y a des risques de congestion.</text:p>
      <text:p text:style-name="P92"/>
      <text:p text:style-name="P92"># 75</text:p>
      <text:p text:style-name="P92">UBR</text:p>
      <text:p text:style-name="P92">Pour aller chercher les dernières ressources de communication qui existent. </text:p>
      <text:p text:style-name="P92">Best effort.</text:p>
      <text:p text:style-name="P92">Applications qui essayent de transmettre des cellules (ça passe/ ça passe pas).</text:p>
      <text:p text:style-name="P92"/>
      <text:p text:style-name="P92"># 76</text:p>
      <text:p text:style-name="P92">GFR</text:p>
      <text:p text:style-name="P92">Lorsqu’une cellule est perdue, il y a tout un ensemble de cellules qui sont inutiles.</text:p>
      <text:p text:style-name="P92">Services de type GFR où on garantit des choses à l’échelle d’une trame (= ensemble de cellules). </text:p>
      <text:p text:style-name="P91"/>
      <text:p text:style-name="P92"># 79</text:p>
      <text:p text:style-name="P92">On met en place un algorithme qui permet de mesurer le rythme dans lequel les cellules sont transmises et de vérifier si ça respecte ce qui est demandé.</text:p>
      <text:p text:style-name="P92"/>
      <text:p text:style-name="P92"># 80</text:p>
      <text:p text:style-name="P136"><text:span text:style-name="T20">GCRA (Délai </text:span><text:span text:style-name="T21">T</text:span><text:span text:style-name="T20">, variation de délai </text:span><text:span text:style-name="T21">tau </text:span>τ<text:span text:style-name="T20">)</text:span></text:p>
      <text:p text:style-name="P92">Algo qui va vérifier si c’est conforme</text:p>
      <text:p text:style-name="P93">On masque le retard avec X = t.</text:p>
      <text:p text:style-name="P94">Si la cellule arrive en avance, avant X, on regarde si elle est trop en avance par rapport au seuil de tolérance.</text:p>
      <text:p text:style-name="P95">Si elle est en avance, on décale pas le temps pour les suivantes.</text:p>
      <text:p text:style-name="P95"/>
      <text:p text:style-name="P95">→ Juge si la cellule est conforme ou non conforme. <text:span text:style-name="T19">Si il y a trop de cellules non conformes, le réseau n’a pas à tenir son engagement.</text:span></text:p>
      <text:p text:style-name="P95"/>
      <text:p text:style-name="P96"># 81</text:p>
      <text:p text:style-name="P96">T = 10</text:p>
      <text:p text:style-name="P96">τ = 15</text:p>
      <text:p text:style-name="P97">Dates d’arrivées : 0, 12, 23, 30, 36, 42, 47, 53</text:p>
      <text:p text:style-name="P97"/>
      <text:p text:style-name="P97">initialement X = 0, t = 0</text:p>
      <text:p text:style-name="P97">1ère cellule conforme, <text:span text:style-name="T22">X = 10</text:span></text:p>
      <text:p text:style-name="P97">12 ≥ 10 → retard → X = 12 → cellule conforme → X = 22</text:p>
      <text:p text:style-name="P97">23 ≥ 23 → X = 23 → conforme → X = 33</text:p>
      <text:p text:style-name="P97">30 &lt; 33 → 30 <text:s/>&gt; 18 → conforme → X = 43</text:p>
      <text:p text:style-name="P97">36 &lt; 43 → 36 &gt; 28 → conforme → X = 53</text:p>
      <text:p text:style-name="P97">42 &lt; 53 → 42 &gt; 38 → conforme → X = 63</text:p>
      <text:p text:style-name="P97">47 &lt; 63 → 47 &lt; 48 → non conforme → X = 63</text:p>
      <text:p text:style-name="P97">53 &lt; 63 → 53 &gt; 48 → conforme → X = 73</text:p>
      <text:p text:style-name="P97"/>
      <table:table table:name="Table1" table:style-name="Table1">
        <table:table-column table:style-name="Table1.A" table:number-columns-repeated="4"/>
        <table:table-row>
          <table:table-cell table:style-name="Table1.A1" office:value-type="string">
            <text:p text:style-name="P138">Cellule</text:p>
          </table:table-cell>
          <table:table-cell table:style-name="Table1.A1" office:value-type="string">
            <text:p text:style-name="P137">X</text:p>
          </table:table-cell>
          <table:table-cell table:style-name="Table1.A1" office:value-type="string">
            <text:p text:style-name="P137">T</text:p>
          </table:table-cell>
          <table:table-cell table:style-name="Table1.D1" office:value-type="string">
            <text:p text:style-name="P138">Conforme</text:p>
          </table:table-cell>
        </table:table-row>
        <table:table-row>
          <table:table-cell table:style-name="Table1.A2" office:value-type="string">
            <text:p text:style-name="P137">1</text:p>
          </table:table-cell>
          <table:table-cell table:style-name="Table1.A2" office:value-type="string">
            <text:p text:style-name="P137">0</text:p>
          </table:table-cell>
          <table:table-cell table:style-name="Table1.A2" office:value-type="string">
            <text:p text:style-name="P137">0</text:p>
          </table:table-cell>
          <table:table-cell table:style-name="Table1.D2" office:value-type="string">
            <text:p text:style-name="P137">ok</text:p>
          </table:table-cell>
        </table:table-row>
        <table:table-row>
          <table:table-cell table:style-name="Table1.A2" office:value-type="string">
            <text:p text:style-name="P137">2</text:p>
          </table:table-cell>
          <table:table-cell table:style-name="Table1.A2" office:value-type="string">
            <text:p text:style-name="P137">10</text:p>
          </table:table-cell>
          <table:table-cell table:style-name="Table1.A2" office:value-type="string">
            <text:p text:style-name="P137">12</text:p>
          </table:table-cell>
          <table:table-cell table:style-name="Table1.D2" office:value-type="string">
            <text:p text:style-name="P137">ok</text:p>
          </table:table-cell>
        </table:table-row>
        <table:table-row>
          <table:table-cell table:style-name="Table1.A2" office:value-type="string">
            <text:p text:style-name="P137">3</text:p>
          </table:table-cell>
          <table:table-cell table:style-name="Table1.A2" office:value-type="string">
            <text:p text:style-name="P137">22</text:p>
          </table:table-cell>
          <table:table-cell table:style-name="Table1.A2" office:value-type="string">
            <text:p text:style-name="P137">23</text:p>
          </table:table-cell>
          <table:table-cell table:style-name="Table1.D2" office:value-type="string">
            <text:p text:style-name="P137">ok</text:p>
          </table:table-cell>
        </table:table-row>
        <text:soft-page-break/>
        <table:table-row>
          <table:table-cell table:style-name="Table1.A2" office:value-type="string">
            <text:p text:style-name="P137">4</text:p>
          </table:table-cell>
          <table:table-cell table:style-name="Table1.A2" office:value-type="string">
            <text:p text:style-name="P137">33</text:p>
          </table:table-cell>
          <table:table-cell table:style-name="Table1.A2" office:value-type="string">
            <text:p text:style-name="P137">30</text:p>
          </table:table-cell>
          <table:table-cell table:style-name="Table1.D2" office:value-type="string">
            <text:p text:style-name="P137">ok</text:p>
          </table:table-cell>
        </table:table-row>
        <table:table-row>
          <table:table-cell table:style-name="Table1.A2" office:value-type="string">
            <text:p text:style-name="P137">5</text:p>
          </table:table-cell>
          <table:table-cell table:style-name="Table1.A2" office:value-type="string">
            <text:p text:style-name="P137">43</text:p>
          </table:table-cell>
          <table:table-cell table:style-name="Table1.A2" office:value-type="string">
            <text:p text:style-name="P137">36</text:p>
          </table:table-cell>
          <table:table-cell table:style-name="Table1.D2" office:value-type="string">
            <text:p text:style-name="P137">ok</text:p>
          </table:table-cell>
        </table:table-row>
        <table:table-row>
          <table:table-cell table:style-name="Table1.A2" office:value-type="string">
            <text:p text:style-name="P137">6</text:p>
          </table:table-cell>
          <table:table-cell table:style-name="Table1.A2" office:value-type="string">
            <text:p text:style-name="P137">53</text:p>
          </table:table-cell>
          <table:table-cell table:style-name="Table1.A2" office:value-type="string">
            <text:p text:style-name="P137">42</text:p>
          </table:table-cell>
          <table:table-cell table:style-name="Table1.D2" office:value-type="string">
            <text:p text:style-name="P137">ok</text:p>
          </table:table-cell>
        </table:table-row>
        <table:table-row>
          <table:table-cell table:style-name="Table1.A2" office:value-type="string">
            <text:p text:style-name="P137">7</text:p>
          </table:table-cell>
          <table:table-cell table:style-name="Table1.A2" office:value-type="string">
            <text:p text:style-name="P137">63</text:p>
          </table:table-cell>
          <table:table-cell table:style-name="Table1.A2" office:value-type="string">
            <text:p text:style-name="P137">47</text:p>
          </table:table-cell>
          <table:table-cell table:style-name="Table1.D2" office:value-type="string">
            <text:p text:style-name="P137">nok</text:p>
          </table:table-cell>
        </table:table-row>
        <table:table-row>
          <table:table-cell table:style-name="Table1.A2" office:value-type="string">
            <text:p text:style-name="P137">8</text:p>
          </table:table-cell>
          <table:table-cell table:style-name="Table1.A2" office:value-type="string">
            <text:p text:style-name="P137">63</text:p>
          </table:table-cell>
          <table:table-cell table:style-name="Table1.A2" office:value-type="string">
            <text:p text:style-name="P137">53</text:p>
          </table:table-cell>
          <table:table-cell table:style-name="Table1.D2" office:value-type="string">
            <text:p text:style-name="P137">ok</text:p>
          </table:table-cell>
        </table:table-row>
      </table:table>
      <text:p text:style-name="P97"/>
      <text:p text:style-name="P98">On conserve le retard qu’on prend. <text:span text:style-name="T23">On remplace X par t donc même si on prend du retard, la cellule qu’il y a après on ne peut pas l’envoyer trop prêt de celle qu’on vient d’envoyer, il faut respecter le temps inter-cellules.</text:span></text:p>
      <text:p text:style-name="P99"/>
      <text:p text:style-name="P99">Si on prend de l’avance au contraire on cumule l’avance (accroissement de débit) et l’instant où on attend la suivante c’est X+t.</text:p>
      <text:p text:style-name="P99"/>
      <text:p text:style-name="P100">On compense pas les retards et on profite pas de l’avance.</text:p>
      <text:p text:style-name="P102">Sur le débit crête on va avoir le rythme cellule : PCR.</text:p>
      <text:p text:style-name="P100"/>
      <text:p text:style-name="P101"># 82</text:p>
      <text:p text:style-name="P102">Plus compliqué sur du débit soutenu.</text:p>
      <text:p text:style-name="P102">Tolérance doit être sensiblement plus grande car il faut tolérer les bursts.</text:p>
      <text:p text:style-name="P103">Il faut être capable de tolérer des variations de délai entre cellules.</text:p>
      <text:p text:style-name="P104">Tolérence assez large calculée avec la taille du burst (MBS – 1) dois la différence de délai entre les deux.</text:p>
      <text:p text:style-name="P104"/>
      <text:p text:style-name="P104"># 83</text:p>
      <text:p text:style-name="P105">Différentes options selon les classes de trafic.</text:p>
      <text:p text:style-name="P105">Cellules marquées 1 → cellules marquées car elles ont été identifiées comme étant hors profil</text:p>
      <text:p text:style-name="P105">Lorsque le réseau s’engage à ne pas perdre un nombre de cellule, il s’engage soit à pas perdre les cellules marquées 0 ou aussi les 1.</text:p>
      <text:p text:style-name="P105"/>
      <text:p text:style-name="P106"># 84</text:p>
      <text:p text:style-name="P107">On détruit en priorité les cellules marquées. </text:p>
      <text:p text:style-name="P108">GFR introduit car chaque fois qu’on tape sur une cellule, l’intégralité du message est inutile. </text:p>
      <text:p text:style-name="P108"/>
      <text:p text:style-name="P108">Bit AUU pour repérer les trames (début / fin de trame). Lorsqu’on détruit une cellule sur un flux, on peut détruire toutes celles qui suivent jusqu’au prochain bit à 1.</text:p>
      <text:p text:style-name="P108"/>
      <text:p text:style-name="P108"># 86</text:p>
      <text:p text:style-name="P109">A l’établissement d’un SVC (switch virtual channel)</text:p>
      <text:p text:style-name="P109">Contrôle de congestion préventif</text:p>
      <text:p text:style-name="P109"><text:tab/>→ on accepte ou pas l’établissement de connexion qui vont transmettre des <text:tab/>cellules, qui vont participer à la congestion.</text:p>
      <text:p text:style-name="P109"><text:tab/>→ préventif car on accepte une connexion si on pense qu’elle ne risque pas <text:tab/>d’introduire de la congestion, refuse sinon</text:p>
      <text:p text:style-name="P109"/>
      <text:p text:style-name="P110">A l’établissement du circuit virtuel, les ressources vont être réservées sur le commutateur. </text:p>
      <text:p text:style-name="P110"/>
      <text:p text:style-name="P111"><text:soft-page-break/># 87</text:p>
      <text:p text:style-name="P111">CAC a pour rôle d’accepter ou de refuser l’établissement de la connexion.</text:p>
      <text:p text:style-name="P112">Attribution des ressources → partie CAC</text:p>
      <text:p text:style-name="P112">S’il y a un refus, on essaye vers ailleurs.</text:p>
      <text:p text:style-name="P112"/>
      <text:p text:style-name="P112"># 88</text:p>
      <text:p text:style-name="P113">Objectif de maximum de surbooking pour maximiser les infrastructures et minimiser les risques de faire défaut au contrat.</text:p>
      <text:p text:style-name="P109"/>
      <text:p text:style-name="P135">Couche AAL</text:p>
      <text:p text:style-name="P135"/>
      <text:p text:style-name="P113"># 91</text:p>
      <text:p text:style-name="P113">ATM Adaptation Layer</text:p>
      <text:p text:style-name="P114">Adapter le service aux applications selon leur besoin</text:p>
      <text:p text:style-name="P114"/>
      <text:p text:style-name="P114"># 92</text:p>
      <text:p text:style-name="P115">Protocolaire</text:p>
      <text:p text:style-name="P115">Sous quelle forme on va transmettre les données</text:p>
      <text:p text:style-name="P116">Classes de services en fonction de paramètres.</text:p>
      <text:p text:style-name="P116"/>
      <text:p text:style-name="P116"># 93</text:p>
      <text:p text:style-name="P116">AAL se découpe en sous-couche</text:p>
      <text:p text:style-name="P116">Sous-couche de convergence au dessus, spécifique et commune.</text:p>
      <text:p text:style-name="P116">En dessous sous-couche segmentation et ré-assemblage SAR.</text:p>
      <text:p text:style-name="P116"/>
      <text:p text:style-name="P117"># 9<text:span text:style-name="T24">4</text:span></text:p>
      <text:p text:style-name="P118">Sous-couche segmentation là qu’on découpe les messages en cellules.</text:p>
      <text:p text:style-name="P118"/>
      <text:p text:style-name="P118"># 9<text:span text:style-name="T25">6</text:span></text:p>
      <text:p text:style-name="P119">Couche d’adaptation utilisée avec un jeu de paramètre de qualité de service qui correspond au CBR.</text:p>
      <text:p text:style-name="P120">Information de structure pour savoir quand commencent et finissent les trames</text:p>
      <text:p text:style-name="P120"/>
      <text:p text:style-name="P120"># 97</text:p>
      <text:p text:style-name="P120">Bit CSI qui permet de mettre des informations de structure ou de synchroniser l’horloge.</text:p>
      <text:p text:style-name="P120"/>
      <text:p text:style-name="P121"># 98</text:p>
      <text:p text:style-name="P121">8 cellules consécutives (car 4 impaires consécutives), bit CSI des 4 cellules impaires, on concatène et on a le SRTS.</text:p>
      <text:p text:style-name="P121"/>
      <text:p text:style-name="P122"># 99</text:p>
      <text:p text:style-name="P123">Les cellules paires ont le bit CSI qui permet de structurer le contenu des cellules</text:p>
      <text:p text:style-name="P123"><text:tab/>Longueur des données sur 7 bits</text:p>
      <text:p text:style-name="P123"/>
      <text:p text:style-name="P123"># 101</text:p>
      <text:p text:style-name="P123">AAL-2</text:p>
      <text:p text:style-name="P124">Redéfini pour la voix compressée sur les réseaux cellulaires.</text:p>
      <text:p text:style-name="P124">Différent des autres AAL, pas de sous-couche SAR</text:p>
      <text:p text:style-name="P124">But de mettre dans une seule cellule plusieurs messages, qui appartiennent à des communications différentes. </text:p>
      <text:p text:style-name="P124"><text:soft-page-break/># 102</text:p>
      <text:p text:style-name="P124">Identifiant de canal <text:span text:style-name="T2">CID</text:span></text:p>
      <text:p text:style-name="P124"><text:tab/>248 canaux possibles</text:p>
      <text:p text:style-name="P124">Indicateur de longueur <text:span text:style-name="T2">LI</text:span></text:p>
      <text:p text:style-name="P124"><text:tab/>longueur paquet</text:p>
      <text:p text:style-name="P124">Indication de user à user <text:span text:style-name="T2">UUI</text:span></text:p>
      <text:p text:style-name="P124">Contrôle d’erreur <text:span text:style-name="T2">HEC</text:span></text:p>
      <text:p text:style-name="P124"><text:span text:style-name="T3"/></text:p>
      <text:p text:style-name="P124"># 103</text:p>
      <text:p text:style-name="P124">On va mettre plusieurs paquets consécutifs. Bit de parité paire.</text:p>
      <text:p text:style-name="P124">Numérotation en cas d’erreur.</text:p>
      <text:p text:style-name="P125">Si un paquet déborde on met la fin du paquet dans la cellule suivante.</text:p>
      <text:p text:style-name="P125">OSF donne la position du début du premier paquet complet donc implicitement la fin du paquet qui était dans une cellule d’avant.</text:p>
      <text:p text:style-name="P124"/>
      <text:p text:style-name="P126"># 104</text:p>
      <text:p text:style-name="P127">Besoin de signalisation.</text:p>
      <text:p text:style-name="P127">Couche protocolaire qui va permettre de découper les messages.</text:p>
      <text:p text:style-name="P127"/>
      <text:p text:style-name="P127"># 10<text:span text:style-name="T26">6</text:span></text:p>
      <text:p text:style-name="P128">Même signalisation qu’ATM à l’intérieur d’AAL-2.</text:p>
      <text:p text:style-name="P128"/>
      <text:p text:style-name="P129"># 108</text:p>
      <text:p text:style-name="P129">AAL-3 et AAL-4 fusionnées dans AAL-3/4</text:p>
      <text:p text:style-name="P129">Objectif de service des services équivalents dans un cas avec connexion dans un cas sans connexion.</text:p>
      <text:p text:style-name="P129"/>
      <text:p text:style-name="P129"># 109</text:p>
      <text:p text:style-name="P129">Point à point ou point multipoint</text:p>
      <text:p text:style-name="P129"/>
      <text:p text:style-name="P130"># 110</text:p>
      <text:p text:style-name="P131">Données de longueur variables et qui peuvent se répandre sur plusieurs cellules.</text:p>
      <text:p text:style-name="P131"/>
      <text:p text:style-name="P131"># 111</text:p>
      <text:p text:style-name="P132">Une cellule peut contenir le début du message, un bout du message ou la fin du message. Message découpé potentiellement en plusieurs cellules. </text:p>
      <text:p text:style-name="P132"/>
      <text:p text:style-name="P132"># 11<text:span text:style-name="T27">3</text:span></text:p>
      <text:p text:style-name="P133">MID</text:p>
      <text:p text:style-name="P133">Permet d’aiguiller entre plusieurs applications. </text:p>
      <text:p text:style-name="P133"/>
      <text:p text:style-name="P133"># 114</text:p>
      <text:p text:style-name="P133">Données petits morceaux de 44 octets ou moins</text:p>
      <text:p text:style-name="P133"/>
      <text:p text:style-name="P133"># 115</text:p>
      <text:p text:style-name="P134">Haut</text:p>
      <text:p text:style-name="P134">Service spécifique, choses liées au service. Peut y avoir aucun besoin.</text:p>
      <text:p text:style-name="P134">Puis choses liées à l’AAL</text:p>
      <text:p text:style-name="P134">Ensuite partie SAR où on découpe en morceaux de 48 – signalisation octe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03T14:11:58.698710938</meta:creation-date>
    <dc:date>2019-10-11T12:01:47.068894643</dc:date>
    <meta:editing-duration>PT4H28M37S</meta:editing-duration>
    <meta:editing-cycles>109</meta:editing-cycles>
    <meta:generator>LibreOffice/6.0.7.3$Linux_X86_64 LibreOffice_project/00m0$Build-3</meta:generator>
    <meta:document-statistic meta:table-count="1" meta:image-count="0" meta:object-count="0" meta:page-count="12" meta:paragraph-count="406" meta:word-count="3596" meta:character-count="20134" meta:non-whitespace-character-count="16878"/>
  </office:meta>
</office:document-meta>
</file>